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</style:style>
    <style:style style:name="ce9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style:font-name="Arial Narrow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</style:style>
    <style:style style:name="ce25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style:font-name="Calibri" fo:font-weight="bold" style:font-name-asian="Andale Sans UI" style:font-weight-asian="bold" style:font-name-complex="Tahoma" style:font-weight-complex="bold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style:font-name="Calibri" fo:font-weight="normal" style:font-name-asian="Andale Sans UI" style:font-weight-asian="normal" style:font-name-complex="Tahoma" style:font-weight-complex="normal"/>
    </style:style>
    <style:style style:name="ce28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</style:style>
    <style:style style:name="ce30" style:family="table-cell" style:parent-style-name="Default">
      <style:table-cell-properties style:cell-protect="none" style:print-content="true" fo:border="0.06pt solid #dfdfdf"/>
    </style:style>
    <style:style style:name="ce31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7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cell-protect="none" style:print-content="true" fo:background-color="transparent" fo:border="0.06pt solid #dfdfdf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3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4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78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</style:style>
    <style:style style:name="ce49" style:family="table-cell" style:parent-style-name="Default" style:data-style-name="N178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8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78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78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78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4" style:family="table-cell" style:parent-style-name="Default" style:data-style-name="N178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55" style:family="table-cell" style:parent-style-name="Default" style:data-style-name="N178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8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178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8" style:family="table-cell" style:parent-style-name="Default" style:data-style-name="N17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9" style:family="table-cell" style:parent-style-name="Default" style:data-style-name="N178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7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68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8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8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8">
      <style:table-cell-properties style:text-align-source="fix" style:repeat-content="false" fo:border="0.06pt solid #dfdfdf"/>
      <style:paragraph-properties fo:text-align="center" fo:margin-left="0in"/>
    </style:style>
    <style:style style:name="ce78" style:family="table-cell" style:parent-style-name="Default" style:data-style-name="N178">
      <style:table-cell-properties style:text-align-source="fix" style:repeat-content="false" fo:background-color="transparent" fo:border="0.06pt solid #dfdfdf"/>
      <style:paragraph-properties fo:text-align="center" fo:margin-left="0in"/>
    </style:style>
    <style:style style:name="ce79" style:family="table-cell" style:parent-style-name="Default" style:data-style-name="N178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78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1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82" style:family="table-cell" style:parent-style-name="Default" style:data-style-name="N10"/>
    <style:style style:name="ce83" style:family="table-cell" style:parent-style-name="Default" style:data-style-name="N10">
      <style:table-cell-properties fo:border="none" style:rotation-angle="0"/>
    </style:style>
    <style:style style:name="ce84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1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3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5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6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0">
      <style:text-properties fo:font-weight="bold" style:font-weight-asian="bold" style:font-weight-complex="bold"/>
    </style:style>
    <style:style style:name="ce9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1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6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2" style:family="table-cell" style:parent-style-name="Default" style:data-style-name="N177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3" style:family="table-cell" style:parent-style-name="Default" style:data-style-name="N157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4" style:family="table-cell" style:parent-style-name="Default" style:data-style-name="N15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4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50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6"/>
        <table:table-column table:style-name="co5" table:default-cell-style-name="ce14"/>
        <table:table-column table:style-name="co4" table:default-cell-style-name="ce46"/>
        <table:table-column table:style-name="co6" table:default-cell-style-name="ce82"/>
        <table:table-column table:style-name="co5" table:number-columns-repeated="2" table:default-cell-style-name="ce98"/>
        <table:table-column table:style-name="co5" table:default-cell-style-name="ce14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5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Jawhm</text:p>
          </table:table-cell>
          <table:covered-table-cell table:style-name="ce14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111111111111111" calcext:value-type="percentage">
            <text:p>11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Plate</text:p>
          </table:table-cell>
          <table:covered-table-cell table:style-name="ce14" table:content-validation-name="val1"/>
          <table:table-cell table:style-name="ce45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Khang</text:p>
          </table:table-cell>
          <table:covered-table-cell table:content-validation-name="val1"/>
          <table:table-cell table:style-name="ce47" table:content-validation-name="val1" table:formula="of:=TODAY()" office:value-type="date" office:date-value="2015-01-28" calcext:value-type="date" table:number-columns-spanned="4" table:number-rows-spanned="1">
            <text:p>Wednesday, January 28, 2015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5" table:content-validation-name="val1"/>
          <table:table-cell table:content-validation-name="val1"/>
          <table:table-cell table:style-name="ce1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9" table:content-validation-name="val1" table:number-columns-repeated="2"/>
          <table:table-cell table:style-name="ce114" table:content-validation-name="val1"/>
          <table:table-cell table:style-name="ce121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8" table:content-validation-name="val1"/>
          <table:table-cell table:style-name="ce61" table:content-validation-name="val1"/>
          <table:table-cell table:style-name="ce48" table:content-validation-name="val1"/>
          <table:table-cell table:style-name="ce83" table:content-validation-name="val1"/>
          <table:table-cell table:style-name="ce100" table:content-validation-name="val1" table:number-columns-repeated="2"/>
          <table:table-cell table:style-name="ce115" table:content-validation-name="val1"/>
          <table:table-cell table:style-name="ce122" table:content-validation-name="val1" table:formula="of:=IF(WEEKDAY([.K10])=2;ISOWEEKNUM([.K10];1);&quot;&quot;)" office:value-type="float" office:value="5" calcext:value-type="float">
            <text:p>05</text:p>
          </table:table-cell>
          <table:table-cell table:style-name="ce122" table:content-validation-name="val1" table:formula="of:=IF(WEEKDAY([.L10])=2;ISOWEEKNUM([.L10];1);&quot;&quot;)">
            <text:p/>
          </table:table-cell>
          <table:table-cell table:style-name="ce122" table:content-validation-name="val1" table:formula="of:=IF(WEEKDAY([.M10])=2;ISOWEEKNUM([.M10];1);&quot;&quot;)">
            <text:p/>
          </table:table-cell>
          <table:table-cell table:style-name="ce122" table:content-validation-name="val1" table:formula="of:=IF(WEEKDAY([.N10])=2;ISOWEEKNUM([.N10];1);&quot;&quot;)">
            <text:p/>
          </table:table-cell>
          <table:table-cell table:style-name="ce122" table:content-validation-name="val1" table:formula="of:=IF(WEEKDAY([.O10])=2;ISOWEEKNUM([.O10];1);&quot;&quot;)">
            <text:p/>
          </table:table-cell>
          <table:table-cell table:style-name="ce122" table:content-validation-name="val1" table:formula="of:=IF(WEEKDAY([.P10])=2;ISOWEEKNUM([.P10];1);&quot;&quot;)">
            <text:p/>
          </table:table-cell>
          <table:table-cell table:style-name="ce122" table:content-validation-name="val1" table:formula="of:=IF(WEEKDAY([.Q10])=2;ISOWEEKNUM([.Q10];1);&quot;&quot;)">
            <text:p/>
          </table:table-cell>
          <table:table-cell table:style-name="ce122" table:content-validation-name="val1" table:formula="of:=IF(WEEKDAY([.R10])=2;ISOWEEKNUM([.R10];1);&quot;&quot;)" office:value-type="float" office:value="6" calcext:value-type="float">
            <text:p>06</text:p>
          </table:table-cell>
          <table:table-cell table:style-name="ce122" table:content-validation-name="val1" table:formula="of:=IF(WEEKDAY([.S10])=2;ISOWEEKNUM([.S10];1);&quot;&quot;)">
            <text:p/>
          </table:table-cell>
          <table:table-cell table:style-name="ce122" table:content-validation-name="val1" table:formula="of:=IF(WEEKDAY([.T10])=2;ISOWEEKNUM([.T10];1);&quot;&quot;)">
            <text:p/>
          </table:table-cell>
          <table:table-cell table:style-name="ce122" table:content-validation-name="val1" table:formula="of:=IF(WEEKDAY([.U10])=2;ISOWEEKNUM([.U10];1);&quot;&quot;)">
            <text:p/>
          </table:table-cell>
          <table:table-cell table:style-name="ce122" table:content-validation-name="val1" table:formula="of:=IF(WEEKDAY([.V10])=2;ISOWEEKNUM([.V10];1);&quot;&quot;)">
            <text:p/>
          </table:table-cell>
          <table:table-cell table:style-name="ce122" table:content-validation-name="val1" table:formula="of:=IF(WEEKDAY([.W10])=2;ISOWEEKNUM([.W10];1);&quot;&quot;)">
            <text:p/>
          </table:table-cell>
          <table:table-cell table:style-name="ce122" table:content-validation-name="val1" table:formula="of:=IF(WEEKDAY([.X10])=2;ISOWEEKNUM([.X10];1);&quot;&quot;)">
            <text:p/>
          </table:table-cell>
          <table:table-cell table:style-name="ce122" table:content-validation-name="val1" table:formula="of:=IF(WEEKDAY([.Y10])=2;ISOWEEKNUM([.Y10];1);&quot;&quot;)" office:value-type="float" office:value="7" calcext:value-type="float">
            <text:p>07</text:p>
          </table:table-cell>
          <table:table-cell table:style-name="ce122" table:content-validation-name="val1" table:formula="of:=IF(WEEKDAY([.Z10])=2;ISOWEEKNUM([.Z10];1);&quot;&quot;)">
            <text:p/>
          </table:table-cell>
          <table:table-cell table:style-name="ce122" table:content-validation-name="val1" table:formula="of:=IF(WEEKDAY([.AA10])=2;ISOWEEKNUM([.AA10];1);&quot;&quot;)">
            <text:p/>
          </table:table-cell>
          <table:table-cell table:style-name="ce122" table:content-validation-name="val1" table:formula="of:=IF(WEEKDAY([.AB10])=2;ISOWEEKNUM([.AB10];1);&quot;&quot;)">
            <text:p/>
          </table:table-cell>
          <table:table-cell table:style-name="ce122" table:content-validation-name="val1" table:formula="of:=IF(WEEKDAY([.AC10])=2;ISOWEEKNUM([.AC10];1);&quot;&quot;)">
            <text:p/>
          </table:table-cell>
          <table:table-cell table:style-name="ce122" table:content-validation-name="val1" table:formula="of:=IF(WEEKDAY([.AD10])=2;ISOWEEKNUM([.AD10];1);&quot;&quot;)">
            <text:p/>
          </table:table-cell>
          <table:table-cell table:style-name="ce122" table:content-validation-name="val1" table:formula="of:=IF(WEEKDAY([.AE10])=2;ISOWEEKNUM([.AE10];1);&quot;&quot;)">
            <text:p/>
          </table:table-cell>
          <table:table-cell table:style-name="ce122" table:content-validation-name="val1" table:formula="of:=IF(WEEKDAY([.AF10])=2;ISOWEEKNUM([.AF10];1);&quot;&quot;)" office:value-type="float" office:value="8" calcext:value-type="float">
            <text:p>08</text:p>
          </table:table-cell>
          <table:table-cell table:style-name="ce122" table:content-validation-name="val1" table:formula="of:=IF(WEEKDAY([.AG10])=2;ISOWEEKNUM([.AG10];1);&quot;&quot;)">
            <text:p/>
          </table:table-cell>
          <table:table-cell table:style-name="ce122" table:content-validation-name="val1" table:formula="of:=IF(WEEKDAY([.AH10])=2;ISOWEEKNUM([.AH10];1);&quot;&quot;)">
            <text:p/>
          </table:table-cell>
          <table:table-cell table:style-name="ce122" table:content-validation-name="val1" table:formula="of:=IF(WEEKDAY([.AI10])=2;ISOWEEKNUM([.AI10];1);&quot;&quot;)">
            <text:p/>
          </table:table-cell>
          <table:table-cell table:style-name="ce122" table:content-validation-name="val1" table:formula="of:=IF(WEEKDAY([.AJ10])=2;ISOWEEKNUM([.AJ10];1);&quot;&quot;)">
            <text:p/>
          </table:table-cell>
          <table:table-cell table:style-name="ce122" table:content-validation-name="val1" table:formula="of:=IF(WEEKDAY([.AK10])=2;ISOWEEKNUM([.AK10];1);&quot;&quot;)">
            <text:p/>
          </table:table-cell>
          <table:table-cell table:style-name="ce122" table:content-validation-name="val1" table:formula="of:=IF(WEEKDAY([.AL10])=2;ISOWEEKNUM([.AL10];1);&quot;&quot;)">
            <text:p/>
          </table:table-cell>
          <table:table-cell table:style-name="ce122" table:content-validation-name="val1" table:formula="of:=IF(WEEKDAY([.AM10])=2;ISOWEEKNUM([.AM10];1);&quot;&quot;)" office:value-type="float" office:value="9" calcext:value-type="float">
            <text:p>09</text:p>
          </table:table-cell>
          <table:table-cell table:style-name="ce122" table:content-validation-name="val1" table:formula="of:=IF(WEEKDAY([.AN10])=2;ISOWEEKNUM([.AN10];1);&quot;&quot;)">
            <text:p/>
          </table:table-cell>
          <table:table-cell table:style-name="ce122" table:content-validation-name="val1" table:formula="of:=IF(WEEKDAY([.AO10])=2;ISOWEEKNUM([.AO10];1);&quot;&quot;)">
            <text:p/>
          </table:table-cell>
          <table:table-cell table:style-name="ce122" table:content-validation-name="val1" table:formula="of:=IF(WEEKDAY([.AP10])=2;ISOWEEKNUM([.AP10];1);&quot;&quot;)">
            <text:p/>
          </table:table-cell>
          <table:table-cell table:style-name="ce122" table:content-validation-name="val1" table:formula="of:=IF(WEEKDAY([.AQ10])=2;ISOWEEKNUM([.AQ10];1);&quot;&quot;)">
            <text:p/>
          </table:table-cell>
          <table:table-cell table:style-name="ce122" table:content-validation-name="val1" table:formula="of:=IF(WEEKDAY([.AR10])=2;ISOWEEKNUM([.AR10];1);&quot;&quot;)">
            <text:p/>
          </table:table-cell>
          <table:table-cell table:style-name="ce122" table:content-validation-name="val1" table:formula="of:=IF(WEEKDAY([.AS10])=2;ISOWEEKNUM([.AS10];1);&quot;&quot;)">
            <text:p/>
          </table:table-cell>
          <table:table-cell table:style-name="ce122" table:content-validation-name="val1" table:formula="of:=IF(WEEKDAY([.AT10])=2;ISOWEEKNUM([.AT10];1);&quot;&quot;)" office:value-type="float" office:value="10" calcext:value-type="float">
            <text:p>10</text:p>
          </table:table-cell>
          <table:table-cell table:style-name="ce122" table:content-validation-name="val1" table:formula="of:=IF(WEEKDAY([.AU10])=2;ISOWEEKNUM([.AU10];1);&quot;&quot;)">
            <text:p/>
          </table:table-cell>
          <table:table-cell table:style-name="ce122" table:content-validation-name="val1" table:formula="of:=IF(WEEKDAY([.AV10])=2;ISOWEEKNUM([.AV10];1);&quot;&quot;)">
            <text:p/>
          </table:table-cell>
          <table:table-cell table:style-name="ce122" table:content-validation-name="val1" table:formula="of:=IF(WEEKDAY([.AW10])=2;ISOWEEKNUM([.AW10];1);&quot;&quot;)">
            <text:p/>
          </table:table-cell>
          <table:table-cell table:style-name="ce122" table:content-validation-name="val1" table:formula="of:=IF(WEEKDAY([.AX10])=2;ISOWEEKNUM([.AX10];1);&quot;&quot;)">
            <text:p/>
          </table:table-cell>
          <table:table-cell table:style-name="ce122" table:content-validation-name="val1" table:formula="of:=IF(WEEKDAY([.AY10])=2;ISOWEEKNUM([.AY10];1);&quot;&quot;)">
            <text:p/>
          </table:table-cell>
          <table:table-cell table:style-name="ce122" table:content-validation-name="val1" table:formula="of:=IF(WEEKDAY([.AZ10])=2;ISOWEEKNUM([.AZ10];1);&quot;&quot;)">
            <text:p/>
          </table:table-cell>
          <table:table-cell table:style-name="ce122" table:content-validation-name="val1" table:formula="of:=IF(WEEKDAY([.BA10])=2;ISOWEEKNUM([.BA10];1);&quot;&quot;)" office:value-type="float" office:value="11" calcext:value-type="float">
            <text:p>11</text:p>
          </table:table-cell>
          <table:table-cell table:style-name="ce122" table:content-validation-name="val1" table:formula="of:=IF(WEEKDAY([.BB10])=2;ISOWEEKNUM([.BB10];1);&quot;&quot;)">
            <text:p/>
          </table:table-cell>
          <table:table-cell table:style-name="ce122" table:content-validation-name="val1" table:formula="of:=IF(WEEKDAY([.BC10])=2;ISOWEEKNUM([.BC10];1);&quot;&quot;)">
            <text:p/>
          </table:table-cell>
          <table:table-cell table:style-name="ce122" table:content-validation-name="val1" table:formula="of:=IF(WEEKDAY([.BD10])=2;ISOWEEKNUM([.BD10];1);&quot;&quot;)">
            <text:p/>
          </table:table-cell>
          <table:table-cell table:style-name="ce122" table:content-validation-name="val1" table:formula="of:=IF(WEEKDAY([.BE10])=2;ISOWEEKNUM([.BE10];1);&quot;&quot;)">
            <text:p/>
          </table:table-cell>
          <table:table-cell table:style-name="ce122" table:content-validation-name="val1" table:formula="of:=IF(WEEKDAY([.BF10])=2;ISOWEEKNUM([.BF10];1);&quot;&quot;)">
            <text:p/>
          </table:table-cell>
          <table:table-cell table:style-name="ce122" table:content-validation-name="val1" table:formula="of:=IF(WEEKDAY([.BG10])=2;ISOWEEKNUM([.BG10];1);&quot;&quot;)">
            <text:p/>
          </table:table-cell>
          <table:table-cell table:style-name="ce122" table:content-validation-name="val1" table:formula="of:=IF(WEEKDAY([.BH10])=2;ISOWEEKNUM([.BH10];1);&quot;&quot;)" office:value-type="float" office:value="12" calcext:value-type="float">
            <text:p>12</text:p>
          </table:table-cell>
          <table:table-cell table:style-name="ce122" table:content-validation-name="val1" table:formula="of:=IF(WEEKDAY([.BI10])=2;ISOWEEKNUM([.BI10];1);&quot;&quot;)">
            <text:p/>
          </table:table-cell>
          <table:table-cell table:style-name="ce122" table:content-validation-name="val1" table:formula="of:=IF(WEEKDAY([.BJ10])=2;ISOWEEKNUM([.BJ10];1);&quot;&quot;)">
            <text:p/>
          </table:table-cell>
          <table:table-cell table:style-name="ce122" table:content-validation-name="val1" table:formula="of:=IF(WEEKDAY([.BK10])=2;ISOWEEKNUM([.BK10];1);&quot;&quot;)">
            <text:p/>
          </table:table-cell>
          <table:table-cell table:style-name="ce122" table:content-validation-name="val1" table:formula="of:=IF(WEEKDAY([.BL10])=2;ISOWEEKNUM([.BL10];1);&quot;&quot;)">
            <text:p/>
          </table:table-cell>
          <table:table-cell table:style-name="ce122" table:content-validation-name="val1" table:formula="of:=IF(WEEKDAY([.BM10])=2;ISOWEEKNUM([.BM10];1);&quot;&quot;)">
            <text:p/>
          </table:table-cell>
          <table:table-cell table:style-name="ce122" table:content-validation-name="val1" table:formula="of:=IF(WEEKDAY([.BN10])=2;ISOWEEKNUM([.BN10];1);&quot;&quot;)">
            <text:p/>
          </table:table-cell>
          <table:table-cell table:style-name="ce122" table:content-validation-name="val1" table:formula="of:=IF(WEEKDAY([.BO10])=2;ISOWEEKNUM([.BO10];1);&quot;&quot;)" office:value-type="float" office:value="13" calcext:value-type="float">
            <text:p>13</text:p>
          </table:table-cell>
          <table:table-cell table:style-name="ce122" table:content-validation-name="val1" table:formula="of:=IF(WEEKDAY([.BP10])=2;ISOWEEKNUM([.BP10];1);&quot;&quot;)">
            <text:p/>
          </table:table-cell>
          <table:table-cell table:style-name="ce122" table:content-validation-name="val1" table:formula="of:=IF(WEEKDAY([.BQ10])=2;ISOWEEKNUM([.BQ10];1);&quot;&quot;)">
            <text:p/>
          </table:table-cell>
          <table:table-cell table:style-name="ce122" table:content-validation-name="val1" table:formula="of:=IF(WEEKDAY([.BR10])=2;ISOWEEKNUM([.BR10];1);&quot;&quot;)">
            <text:p/>
          </table:table-cell>
          <table:table-cell table:style-name="ce122" table:content-validation-name="val1" table:formula="of:=IF(WEEKDAY([.BS10])=2;ISOWEEKNUM([.BS10];1);&quot;&quot;)">
            <text:p/>
          </table:table-cell>
          <table:table-cell table:style-name="ce122" table:content-validation-name="val1" table:formula="of:=IF(WEEKDAY([.BT10])=2;ISOWEEKNUM([.BT10];1);&quot;&quot;)">
            <text:p/>
          </table:table-cell>
          <table:table-cell table:style-name="ce122" table:content-validation-name="val1" table:formula="of:=IF(WEEKDAY([.BU10])=2;ISOWEEKNUM([.BU10];1);&quot;&quot;)">
            <text:p/>
          </table:table-cell>
          <table:table-cell table:style-name="ce122" table:content-validation-name="val1" table:formula="of:=IF(WEEKDAY([.BV10])=2;ISOWEEKNUM([.BV10];1);&quot;&quot;)" office:value-type="float" office:value="14" calcext:value-type="float">
            <text:p>14</text:p>
          </table:table-cell>
          <table:table-cell table:style-name="ce122" table:content-validation-name="val1" table:formula="of:=IF(WEEKDAY([.BW10])=2;ISOWEEKNUM([.BW10];1);&quot;&quot;)">
            <text:p/>
          </table:table-cell>
          <table:table-cell table:style-name="ce122" table:content-validation-name="val1" table:formula="of:=IF(WEEKDAY([.BX10])=2;ISOWEEKNUM([.BX10];1);&quot;&quot;)">
            <text:p/>
          </table:table-cell>
          <table:table-cell table:style-name="ce122" table:content-validation-name="val1" table:formula="of:=IF(WEEKDAY([.BY10])=2;ISOWEEKNUM([.BY10];1);&quot;&quot;)">
            <text:p/>
          </table:table-cell>
          <table:table-cell table:style-name="ce122" table:content-validation-name="val1" table:formula="of:=IF(WEEKDAY([.BZ10])=2;ISOWEEKNUM([.BZ10];1);&quot;&quot;)">
            <text:p/>
          </table:table-cell>
          <table:table-cell table:style-name="ce122" table:content-validation-name="val1" table:formula="of:=IF(WEEKDAY([.CA10])=2;ISOWEEKNUM([.CA10];1);&quot;&quot;)">
            <text:p/>
          </table:table-cell>
          <table:table-cell table:style-name="ce122" table:content-validation-name="val1" table:formula="of:=IF(WEEKDAY([.CB10])=2;ISOWEEKNUM([.CB10];1);&quot;&quot;)">
            <text:p/>
          </table:table-cell>
          <table:table-cell table:style-name="ce122" table:content-validation-name="val1" table:formula="of:=IF(WEEKDAY([.CC10])=2;ISOWEEKNUM([.CC10];1);&quot;&quot;)" office:value-type="float" office:value="15" calcext:value-type="float">
            <text:p>15</text:p>
          </table:table-cell>
          <table:table-cell table:style-name="ce122" table:content-validation-name="val1" table:formula="of:=IF(WEEKDAY([.CD10])=2;ISOWEEKNUM([.CD10];1);&quot;&quot;)">
            <text:p/>
          </table:table-cell>
          <table:table-cell table:style-name="ce122" table:content-validation-name="val1" table:formula="of:=IF(WEEKDAY([.CE10])=2;ISOWEEKNUM([.CE10];1);&quot;&quot;)">
            <text:p/>
          </table:table-cell>
          <table:table-cell table:style-name="ce122" table:content-validation-name="val1" table:formula="of:=IF(WEEKDAY([.CF10])=2;ISOWEEKNUM([.CF10];1);&quot;&quot;)">
            <text:p/>
          </table:table-cell>
          <table:table-cell table:style-name="ce122" table:content-validation-name="val1" table:formula="of:=IF(WEEKDAY([.CG10])=2;ISOWEEKNUM([.CG10];1);&quot;&quot;)">
            <text:p/>
          </table:table-cell>
          <table:table-cell table:style-name="ce122" table:content-validation-name="val1" table:formula="of:=IF(WEEKDAY([.CH10])=2;ISOWEEKNUM([.CH10];1);&quot;&quot;)">
            <text:p/>
          </table:table-cell>
          <table:table-cell table:style-name="ce122" table:content-validation-name="val1" table:formula="of:=IF(WEEKDAY([.CI10])=2;ISOWEEKNUM([.CI10];1);&quot;&quot;)">
            <text:p/>
          </table:table-cell>
          <table:table-cell table:style-name="ce122" table:content-validation-name="val1" table:formula="of:=IF(WEEKDAY([.CJ10])=2;ISOWEEKNUM([.CJ10];1);&quot;&quot;)" office:value-type="float" office:value="16" calcext:value-type="float">
            <text:p>16</text:p>
          </table:table-cell>
          <table:table-cell table:style-name="ce122" table:content-validation-name="val1" table:formula="of:=IF(WEEKDAY([.CK10])=2;ISOWEEKNUM([.CK10];1);&quot;&quot;)">
            <text:p/>
          </table:table-cell>
          <table:table-cell table:style-name="ce122" table:content-validation-name="val1" table:formula="of:=IF(WEEKDAY([.CL10])=2;ISOWEEKNUM([.CL10];1);&quot;&quot;)">
            <text:p/>
          </table:table-cell>
          <table:table-cell table:style-name="ce122" table:content-validation-name="val1" table:formula="of:=IF(WEEKDAY([.CM10])=2;ISOWEEKNUM([.CM10];1);&quot;&quot;)">
            <text:p/>
          </table:table-cell>
          <table:table-cell table:style-name="ce122" table:content-validation-name="val1" table:formula="of:=IF(WEEKDAY([.CN10])=2;ISOWEEKNUM([.CN10];1);&quot;&quot;)">
            <text:p/>
          </table:table-cell>
          <table:table-cell table:style-name="ce122" table:content-validation-name="val1" table:formula="of:=IF(WEEKDAY([.CO10])=2;ISOWEEKNUM([.CO10];1);&quot;&quot;)">
            <text:p/>
          </table:table-cell>
          <table:table-cell table:style-name="ce122" table:content-validation-name="val1" table:formula="of:=IF(WEEKDAY([.CP10])=2;ISOWEEKNUM([.CP10];1);&quot;&quot;)">
            <text:p/>
          </table:table-cell>
          <table:table-cell table:style-name="ce122" table:content-validation-name="val1" table:formula="of:=IF(WEEKDAY([.CQ10])=2;ISOWEEKNUM([.CQ10];1);&quot;&quot;)" office:value-type="float" office:value="17" calcext:value-type="float">
            <text:p>17</text:p>
          </table:table-cell>
          <table:table-cell table:style-name="ce122" table:content-validation-name="val1" table:formula="of:=IF(WEEKDAY([.CR10])=2;ISOWEEKNUM([.CR10];1);&quot;&quot;)">
            <text:p/>
          </table:table-cell>
          <table:table-cell table:style-name="ce122" table:content-validation-name="val1" table:formula="of:=IF(WEEKDAY([.CS10])=2;ISOWEEKNUM([.CS10];1);&quot;&quot;)">
            <text:p/>
          </table:table-cell>
          <table:table-cell table:style-name="ce122" table:content-validation-name="val1" table:formula="of:=IF(WEEKDAY([.CT10])=2;ISOWEEKNUM([.CT10];1);&quot;&quot;)">
            <text:p/>
          </table:table-cell>
          <table:table-cell table:style-name="ce122" table:content-validation-name="val1" table:formula="of:=IF(WEEKDAY([.CU10])=2;ISOWEEKNUM([.CU10];1);&quot;&quot;)">
            <text:p/>
          </table:table-cell>
          <table:table-cell table:style-name="ce122" table:content-validation-name="val1" table:formula="of:=IF(WEEKDAY([.CV10])=2;ISOWEEKNUM([.CV10];1);&quot;&quot;)">
            <text:p/>
          </table:table-cell>
          <table:table-cell table:style-name="ce122" table:content-validation-name="val1" table:formula="of:=IF(WEEKDAY([.CW10])=2;ISOWEEKNUM([.CW10];1);&quot;&quot;)">
            <text:p/>
          </table:table-cell>
          <table:table-cell table:style-name="ce122" table:content-validation-name="val1" table:formula="of:=IF(WEEKDAY([.CX10])=2;ISOWEEKNUM([.CX10];1);&quot;&quot;)" office:value-type="float" office:value="18" calcext:value-type="float">
            <text:p>18</text:p>
          </table:table-cell>
          <table:table-cell table:style-name="ce122" table:content-validation-name="val1" table:formula="of:=IF(WEEKDAY([.CY10])=2;ISOWEEKNUM([.CY10];1);&quot;&quot;)">
            <text:p/>
          </table:table-cell>
          <table:table-cell table:style-name="ce122" table:content-validation-name="val1" table:formula="of:=IF(WEEKDAY([.CZ10])=2;ISOWEEKNUM([.CZ10];1);&quot;&quot;)">
            <text:p/>
          </table:table-cell>
          <table:table-cell table:style-name="ce122" table:content-validation-name="val1" table:formula="of:=IF(WEEKDAY([.DA10])=2;ISOWEEKNUM([.DA10];1);&quot;&quot;)">
            <text:p/>
          </table:table-cell>
          <table:table-cell table:style-name="ce122" table:content-validation-name="val1" table:formula="of:=IF(WEEKDAY([.DB10])=2;ISOWEEKNUM([.DB10];1);&quot;&quot;)">
            <text:p/>
          </table:table-cell>
          <table:table-cell table:style-name="ce122" table:content-validation-name="val1" table:formula="of:=IF(WEEKDAY([.DC10])=2;ISOWEEKNUM([.DC10];1);&quot;&quot;)">
            <text:p/>
          </table:table-cell>
          <table:table-cell table:style-name="ce122" table:content-validation-name="val1" table:formula="of:=IF(WEEKDAY([.DD10])=2;ISOWEEKNUM([.DD10];1);&quot;&quot;)">
            <text:p/>
          </table:table-cell>
          <table:table-cell table:style-name="ce122" table:content-validation-name="val1" table:formula="of:=IF(WEEKDAY([.DE10])=2;ISOWEEKNUM([.DE10];1);&quot;&quot;)" office:value-type="float" office:value="19" calcext:value-type="float">
            <text:p>19</text:p>
          </table:table-cell>
          <table:table-cell table:style-name="ce122" table:content-validation-name="val1" table:formula="of:=IF(WEEKDAY([.DF10])=2;ISOWEEKNUM([.DF10];1);&quot;&quot;)">
            <text:p/>
          </table:table-cell>
          <table:table-cell table:style-name="ce122" table:content-validation-name="val1" table:formula="of:=IF(WEEKDAY([.DG10])=2;ISOWEEKNUM([.DG10];1);&quot;&quot;)">
            <text:p/>
          </table:table-cell>
          <table:table-cell table:style-name="ce122" table:content-validation-name="val1" table:formula="of:=IF(WEEKDAY([.DH10])=2;ISOWEEKNUM([.DH10];1);&quot;&quot;)">
            <text:p/>
          </table:table-cell>
          <table:table-cell table:style-name="ce122" table:content-validation-name="val1" table:formula="of:=IF(WEEKDAY([.DI10])=2;ISOWEEKNUM([.DI10];1);&quot;&quot;)">
            <text:p/>
          </table:table-cell>
          <table:table-cell table:style-name="ce122" table:content-validation-name="val1" table:formula="of:=IF(WEEKDAY([.DJ10])=2;ISOWEEKNUM([.DJ10];1);&quot;&quot;)">
            <text:p/>
          </table:table-cell>
          <table:table-cell table:style-name="ce122" table:content-validation-name="val1" table:formula="of:=IF(WEEKDAY([.DK10])=2;ISOWEEKNUM([.DK10];1);&quot;&quot;)">
            <text:p/>
          </table:table-cell>
          <table:table-cell table:style-name="ce122" table:content-validation-name="val1" table:formula="of:=IF(WEEKDAY([.DL10])=2;ISOWEEKNUM([.DL10];1);&quot;&quot;)" office:value-type="float" office:value="20" calcext:value-type="float">
            <text:p>20</text:p>
          </table:table-cell>
          <table:table-cell table:style-name="ce122" table:content-validation-name="val1" table:formula="of:=IF(WEEKDAY([.DM10])=2;ISOWEEKNUM([.DM10];1);&quot;&quot;)">
            <text:p/>
          </table:table-cell>
          <table:table-cell table:style-name="ce122" table:content-validation-name="val1" table:formula="of:=IF(WEEKDAY([.DN10])=2;ISOWEEKNUM([.DN10];1);&quot;&quot;)">
            <text:p/>
          </table:table-cell>
          <table:table-cell table:style-name="ce122" table:content-validation-name="val1" table:formula="of:=IF(WEEKDAY([.DO10])=2;ISOWEEKNUM([.DO10];1);&quot;&quot;)">
            <text:p/>
          </table:table-cell>
          <table:table-cell table:style-name="ce122" table:content-validation-name="val1" table:formula="of:=IF(WEEKDAY([.DP10])=2;ISOWEEKNUM([.DP10];1);&quot;&quot;)">
            <text:p/>
          </table:table-cell>
          <table:table-cell table:style-name="ce122" table:content-validation-name="val1" table:formula="of:=IF(WEEKDAY([.DQ10])=2;ISOWEEKNUM([.DQ10];1);&quot;&quot;)">
            <text:p/>
          </table:table-cell>
          <table:table-cell table:style-name="ce122" table:content-validation-name="val1" table:formula="of:=IF(WEEKDAY([.DR10])=2;ISOWEEKNUM([.DR10];1);&quot;&quot;)">
            <text:p/>
          </table:table-cell>
          <table:table-cell table:style-name="ce122" table:content-validation-name="val1" table:formula="of:=IF(WEEKDAY([.DS10])=2;ISOWEEKNUM([.DS10];1);&quot;&quot;)" office:value-type="float" office:value="21" calcext:value-type="float">
            <text:p>21</text:p>
          </table:table-cell>
          <table:table-cell table:style-name="ce122" table:content-validation-name="val1" table:formula="of:=IF(WEEKDAY([.DT10])=2;ISOWEEKNUM([.DT10];1);&quot;&quot;)">
            <text:p/>
          </table:table-cell>
          <table:table-cell table:style-name="ce122" table:content-validation-name="val1" table:formula="of:=IF(WEEKDAY([.DU10])=2;ISOWEEKNUM([.DU10];1);&quot;&quot;)">
            <text:p/>
          </table:table-cell>
          <table:table-cell table:style-name="ce122" table:content-validation-name="val1" table:formula="of:=IF(WEEKDAY([.DV10])=2;ISOWEEKNUM([.DV10];1);&quot;&quot;)">
            <text:p/>
          </table:table-cell>
          <table:table-cell table:style-name="ce122" table:content-validation-name="val1" table:formula="of:=IF(WEEKDAY([.DW10])=2;ISOWEEKNUM([.DW10];1);&quot;&quot;)">
            <text:p/>
          </table:table-cell>
          <table:table-cell table:style-name="ce122" table:content-validation-name="val1" table:formula="of:=IF(WEEKDAY([.DX10])=2;ISOWEEKNUM([.DX10];1);&quot;&quot;)">
            <text:p/>
          </table:table-cell>
          <table:table-cell table:style-name="ce122" table:content-validation-name="val1" table:formula="of:=IF(WEEKDAY([.DY10])=2;ISOWEEKNUM([.DY10];1);&quot;&quot;)">
            <text:p/>
          </table:table-cell>
          <table:table-cell table:style-name="ce122" table:content-validation-name="val1" table:formula="of:=IF(WEEKDAY([.DZ10])=2;ISOWEEKNUM([.DZ10];1);&quot;&quot;)" office:value-type="float" office:value="22" calcext:value-type="float">
            <text:p>22</text:p>
          </table:table-cell>
          <table:table-cell table:style-name="ce122" table:content-validation-name="val1" table:formula="of:=IF(WEEKDAY([.EA10])=2;ISOWEEKNUM([.EA10];1);&quot;&quot;)">
            <text:p/>
          </table:table-cell>
          <table:table-cell table:style-name="ce122" table:content-validation-name="val1" table:formula="of:=IF(WEEKDAY([.EB10])=2;ISOWEEKNUM([.EB10];1);&quot;&quot;)">
            <text:p/>
          </table:table-cell>
          <table:table-cell table:style-name="ce122" table:content-validation-name="val1" table:formula="of:=IF(WEEKDAY([.EC10])=2;ISOWEEKNUM([.EC10];1);&quot;&quot;)">
            <text:p/>
          </table:table-cell>
          <table:table-cell table:style-name="ce122" table:content-validation-name="val1" table:formula="of:=IF(WEEKDAY([.ED10])=2;ISOWEEKNUM([.ED10];1);&quot;&quot;)">
            <text:p/>
          </table:table-cell>
          <table:table-cell table:style-name="ce122" table:content-validation-name="val1" table:formula="of:=IF(WEEKDAY([.EE10])=2;ISOWEEKNUM([.EE10];1);&quot;&quot;)">
            <text:p/>
          </table:table-cell>
          <table:table-cell table:style-name="ce122" table:content-validation-name="val1" table:formula="of:=IF(WEEKDAY([.EF10])=2;ISOWEEKNUM([.EF10];1);&quot;&quot;)">
            <text:p/>
          </table:table-cell>
          <table:table-cell table:style-name="ce122" table:content-validation-name="val1" table:formula="of:=IF(WEEKDAY([.EG10])=2;ISOWEEKNUM([.EG10];1);&quot;&quot;)" office:value-type="float" office:value="23" calcext:value-type="float">
            <text:p>23</text:p>
          </table:table-cell>
          <table:table-cell table:style-name="ce122" table:content-validation-name="val1" table:formula="of:=IF(WEEKDAY([.EH10])=2;ISOWEEKNUM([.EH10];1);&quot;&quot;)">
            <text:p/>
          </table:table-cell>
          <table:table-cell table:style-name="ce122" table:content-validation-name="val1" table:formula="of:=IF(WEEKDAY([.EI10])=2;ISOWEEKNUM([.EI10];1);&quot;&quot;)">
            <text:p/>
          </table:table-cell>
          <table:table-cell table:style-name="ce122" table:content-validation-name="val1" table:formula="of:=IF(WEEKDAY([.EJ10])=2;ISOWEEKNUM([.EJ10];1);&quot;&quot;)">
            <text:p/>
          </table:table-cell>
          <table:table-cell table:style-name="ce122" table:content-validation-name="val1" table:formula="of:=IF(WEEKDAY([.EK10])=2;ISOWEEKNUM([.EK10];1);&quot;&quot;)">
            <text:p/>
          </table:table-cell>
          <table:table-cell table:style-name="ce122" table:content-validation-name="val1" table:formula="of:=IF(WEEKDAY([.EL10])=2;ISOWEEKNUM([.EL10];1);&quot;&quot;)">
            <text:p/>
          </table:table-cell>
          <table:table-cell table:style-name="ce122" table:content-validation-name="val1" table:formula="of:=IF(WEEKDAY([.EM10])=2;ISOWEEKNUM([.EM10];1);&quot;&quot;)">
            <text:p/>
          </table:table-cell>
          <table:table-cell table:style-name="ce122" table:content-validation-name="val1" table:formula="of:=IF(WEEKDAY([.EN10])=2;ISOWEEKNUM([.EN10];1);&quot;&quot;)" office:value-type="float" office:value="24" calcext:value-type="float">
            <text:p>24</text:p>
          </table:table-cell>
          <table:table-cell table:style-name="ce122" table:content-validation-name="val1" table:formula="of:=IF(WEEKDAY([.EO10])=2;ISOWEEKNUM([.EO10];1);&quot;&quot;)">
            <text:p/>
          </table:table-cell>
          <table:table-cell table:style-name="ce122" table:content-validation-name="val1" table:formula="of:=IF(WEEKDAY([.EP10])=2;ISOWEEKNUM([.EP10];1);&quot;&quot;)">
            <text:p/>
          </table:table-cell>
          <table:table-cell table:style-name="ce122" table:content-validation-name="val1" table:formula="of:=IF(WEEKDAY([.EQ10])=2;ISOWEEKNUM([.EQ10];1);&quot;&quot;)">
            <text:p/>
          </table:table-cell>
          <table:table-cell table:style-name="ce122" table:content-validation-name="val1" table:formula="of:=IF(WEEKDAY([.ER10])=2;ISOWEEKNUM([.ER10];1);&quot;&quot;)">
            <text:p/>
          </table:table-cell>
          <table:table-cell table:style-name="ce122" table:content-validation-name="val1" table:formula="of:=IF(WEEKDAY([.ES10])=2;ISOWEEKNUM([.ES10];1);&quot;&quot;)">
            <text:p/>
          </table:table-cell>
          <table:table-cell table:style-name="ce122" table:content-validation-name="val1" table:formula="of:=IF(WEEKDAY([.ET10])=2;ISOWEEKNUM([.ET10];1);&quot;&quot;)">
            <text:p/>
          </table:table-cell>
          <table:table-cell table:style-name="ce122" table:content-validation-name="val1" table:formula="of:=IF(WEEKDAY([.EU10])=2;ISOWEEKNUM([.EU10];1);&quot;&quot;)" office:value-type="float" office:value="25" calcext:value-type="float">
            <text:p>25</text:p>
          </table:table-cell>
          <table:table-cell table:style-name="ce122" table:content-validation-name="val1" table:formula="of:=IF(WEEKDAY([.EV10])=2;ISOWEEKNUM([.EV10];1);&quot;&quot;)">
            <text:p/>
          </table:table-cell>
          <table:table-cell table:style-name="ce122" table:content-validation-name="val1" table:formula="of:=IF(WEEKDAY([.EW10])=2;ISOWEEKNUM([.EW10];1);&quot;&quot;)">
            <text:p/>
          </table:table-cell>
          <table:table-cell table:style-name="ce122" table:content-validation-name="val1" table:formula="of:=IF(WEEKDAY([.EX10])=2;ISOWEEKNUM([.EX10];1);&quot;&quot;)">
            <text:p/>
          </table:table-cell>
          <table:table-cell table:style-name="ce122" table:content-validation-name="val1" table:formula="of:=IF(WEEKDAY([.EY10])=2;ISOWEEKNUM([.EY10];1);&quot;&quot;)">
            <text:p/>
          </table:table-cell>
          <table:table-cell table:style-name="ce122" table:content-validation-name="val1" table:formula="of:=IF(WEEKDAY([.EZ10])=2;ISOWEEKNUM([.EZ10];1);&quot;&quot;)">
            <text:p/>
          </table:table-cell>
          <table:table-cell table:style-name="ce122" table:content-validation-name="val1" table:formula="of:=IF(WEEKDAY([.FA10])=2;ISOWEEKNUM([.FA10];1);&quot;&quot;)">
            <text:p/>
          </table:table-cell>
          <table:table-cell table:style-name="ce122" table:content-validation-name="val1" table:formula="of:=IF(WEEKDAY([.FB10])=2;ISOWEEKNUM([.FB10];1);&quot;&quot;)" office:value-type="float" office:value="26" calcext:value-type="float">
            <text:p>26</text:p>
          </table:table-cell>
          <table:table-cell table:style-name="ce122" table:content-validation-name="val1" table:formula="of:=IF(WEEKDAY([.FC10])=2;ISOWEEKNUM([.FC10];1);&quot;&quot;)">
            <text:p/>
          </table:table-cell>
          <table:table-cell table:style-name="ce122" table:content-validation-name="val1" table:formula="of:=IF(WEEKDAY([.FD10])=2;ISOWEEKNUM([.FD10];1);&quot;&quot;)">
            <text:p/>
          </table:table-cell>
          <table:table-cell table:style-name="ce122" table:content-validation-name="val1" table:formula="of:=IF(WEEKDAY([.FE10])=2;ISOWEEKNUM([.FE10];1);&quot;&quot;)">
            <text:p/>
          </table:table-cell>
          <table:table-cell table:style-name="ce122" table:content-validation-name="val1" table:formula="of:=IF(WEEKDAY([.FF10])=2;ISOWEEKNUM([.FF10];1);&quot;&quot;)">
            <text:p/>
          </table:table-cell>
          <table:table-cell table:style-name="ce122" table:content-validation-name="val1" table:formula="of:=IF(WEEKDAY([.FG10])=2;ISOWEEKNUM([.FG10];1);&quot;&quot;)">
            <text:p/>
          </table:table-cell>
          <table:table-cell table:style-name="ce122" table:content-validation-name="val1" table:formula="of:=IF(WEEKDAY([.FH10])=2;ISOWEEKNUM([.FH10];1);&quot;&quot;)">
            <text:p/>
          </table:table-cell>
          <table:table-cell table:style-name="ce122" table:content-validation-name="val1" table:formula="of:=IF(WEEKDAY([.FI10])=2;ISOWEEKNUM([.FI10];1);&quot;&quot;)" office:value-type="float" office:value="27" calcext:value-type="float">
            <text:p>27</text:p>
          </table:table-cell>
          <table:table-cell table:style-name="ce122" table:content-validation-name="val1" table:formula="of:=IF(WEEKDAY([.FJ10])=2;ISOWEEKNUM([.FJ10];1);&quot;&quot;)">
            <text:p/>
          </table:table-cell>
          <table:table-cell table:style-name="ce122" table:content-validation-name="val1" table:formula="of:=IF(WEEKDAY([.FK10])=2;ISOWEEKNUM([.FK10];1);&quot;&quot;)">
            <text:p/>
          </table:table-cell>
          <table:table-cell table:style-name="ce122" table:content-validation-name="val1" table:formula="of:=IF(WEEKDAY([.FL10])=2;ISOWEEKNUM([.FL10];1);&quot;&quot;)">
            <text:p/>
          </table:table-cell>
          <table:table-cell table:style-name="ce122" table:content-validation-name="val1" table:formula="of:=IF(WEEKDAY([.FM10])=2;ISOWEEKNUM([.FM10];1);&quot;&quot;)">
            <text:p/>
          </table:table-cell>
          <table:table-cell table:style-name="ce122" table:content-validation-name="val1" table:formula="of:=IF(WEEKDAY([.FN10])=2;ISOWEEKNUM([.FN10];1);&quot;&quot;)">
            <text:p/>
          </table:table-cell>
          <table:table-cell table:style-name="ce122" table:content-validation-name="val1" table:formula="of:=IF(WEEKDAY([.FO10])=2;ISOWEEKNUM([.FO10];1);&quot;&quot;)">
            <text:p/>
          </table:table-cell>
          <table:table-cell table:style-name="ce122" table:content-validation-name="val1" table:formula="of:=IF(WEEKDAY([.FP10])=2;ISOWEEKNUM([.FP10];1);&quot;&quot;)" office:value-type="float" office:value="28" calcext:value-type="float">
            <text:p>28</text:p>
          </table:table-cell>
          <table:table-cell table:style-name="ce122" table:content-validation-name="val1" table:formula="of:=IF(WEEKDAY([.FQ10])=2;ISOWEEKNUM([.FQ10];1);&quot;&quot;)">
            <text:p/>
          </table:table-cell>
          <table:table-cell table:style-name="ce122" table:content-validation-name="val1" table:formula="of:=IF(WEEKDAY([.FR10])=2;ISOWEEKNUM([.FR10];1);&quot;&quot;)">
            <text:p/>
          </table:table-cell>
          <table:table-cell table:style-name="ce122" table:content-validation-name="val1" table:formula="of:=IF(WEEKDAY([.FS10])=2;ISOWEEKNUM([.FS10];1);&quot;&quot;)">
            <text:p/>
          </table:table-cell>
          <table:table-cell table:style-name="ce122" table:content-validation-name="val1" table:formula="of:=IF(WEEKDAY([.FT10])=2;ISOWEEKNUM([.FT10];1);&quot;&quot;)">
            <text:p/>
          </table:table-cell>
          <table:table-cell table:style-name="ce122" table:content-validation-name="val1" table:formula="of:=IF(WEEKDAY([.FU10])=2;ISOWEEKNUM([.FU10];1);&quot;&quot;)">
            <text:p/>
          </table:table-cell>
          <table:table-cell table:style-name="ce122" table:content-validation-name="val1" table:formula="of:=IF(WEEKDAY([.FV10])=2;ISOWEEKNUM([.FV10];1);&quot;&quot;)">
            <text:p/>
          </table:table-cell>
          <table:table-cell table:style-name="ce122" table:content-validation-name="val1" table:formula="of:=IF(WEEKDAY([.FW10])=2;ISOWEEKNUM([.FW10];1);&quot;&quot;)" office:value-type="float" office:value="29" calcext:value-type="float">
            <text:p>29</text:p>
          </table:table-cell>
          <table:table-cell table:style-name="ce122" table:content-validation-name="val1" table:formula="of:=IF(WEEKDAY([.FX10])=2;ISOWEEKNUM([.FX10];1);&quot;&quot;)">
            <text:p/>
          </table:table-cell>
          <table:table-cell table:style-name="ce122" table:content-validation-name="val1" table:formula="of:=IF(WEEKDAY([.FY10])=2;ISOWEEKNUM([.FY10];1);&quot;&quot;)">
            <text:p/>
          </table:table-cell>
          <table:table-cell table:style-name="ce122" table:content-validation-name="val1" table:formula="of:=IF(WEEKDAY([.FZ10])=2;ISOWEEKNUM([.FZ10];1);&quot;&quot;)">
            <text:p/>
          </table:table-cell>
          <table:table-cell table:style-name="ce122" table:content-validation-name="val1" table:formula="of:=IF(WEEKDAY([.GA10])=2;ISOWEEKNUM([.GA10];1);&quot;&quot;)">
            <text:p/>
          </table:table-cell>
          <table:table-cell table:style-name="ce122" table:content-validation-name="val1" table:formula="of:=IF(WEEKDAY([.GB10])=2;ISOWEEKNUM([.GB10];1);&quot;&quot;)">
            <text:p/>
          </table:table-cell>
          <table:table-cell table:style-name="ce122" table:content-validation-name="val1" table:formula="of:=IF(WEEKDAY([.GC10])=2;ISOWEEKNUM([.GC10];1);&quot;&quot;)">
            <text:p/>
          </table:table-cell>
          <table:table-cell table:style-name="ce122" table:content-validation-name="val1" table:formula="of:=IF(WEEKDAY([.GD10])=2;ISOWEEKNUM([.GD10];1);&quot;&quot;)" office:value-type="float" office:value="30" calcext:value-type="float">
            <text:p>30</text:p>
          </table:table-cell>
          <table:table-cell table:style-name="ce122" table:content-validation-name="val1" table:formula="of:=IF(WEEKDAY([.GE10])=2;ISOWEEKNUM([.GE10];1);&quot;&quot;)">
            <text:p/>
          </table:table-cell>
          <table:table-cell table:style-name="ce122" table:content-validation-name="val1" table:formula="of:=IF(WEEKDAY([.GF10])=2;ISOWEEKNUM([.GF10];1);&quot;&quot;)">
            <text:p/>
          </table:table-cell>
          <table:table-cell table:style-name="ce122" table:content-validation-name="val1" table:formula="of:=IF(WEEKDAY([.GG10])=2;ISOWEEKNUM([.GG10];1);&quot;&quot;)">
            <text:p/>
          </table:table-cell>
          <table:table-cell table:style-name="ce122" table:content-validation-name="val1" table:formula="of:=IF(WEEKDAY([.GH10])=2;ISOWEEKNUM([.GH10];1);&quot;&quot;)">
            <text:p/>
          </table:table-cell>
          <table:table-cell table:style-name="ce122" table:content-validation-name="val1" table:formula="of:=IF(WEEKDAY([.GI10])=2;ISOWEEKNUM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9" table:content-validation-name="val1" office:value-type="string" calcext:value-type="string">
            <text:p>Start</text:p>
          </table:table-cell>
          <table:table-cell table:style-name="ce62" table:content-validation-name="val1" office:value-type="string" calcext:value-type="string">
            <text:p>Duration</text:p>
          </table:table-cell>
          <table:table-cell table:style-name="ce49" table:content-validation-name="val1" office:value-type="string" calcext:value-type="string">
            <text:p>Finish</text:p>
          </table:table-cell>
          <table:table-cell table:style-name="ce84" table:content-validation-name="val1" office:value-type="string" calcext:value-type="string">
            <text:p>% Complete</text:p>
          </table:table-cell>
          <table:table-cell table:style-name="ce101" table:content-validation-name="val1" office:value-type="string" calcext:value-type="string">
            <text:p>Calendar days</text:p>
          </table:table-cell>
          <table:table-cell table:style-name="ce109" table:content-validation-name="val1" office:value-type="string" calcext:value-type="string">
            <text:p>Days Completed</text:p>
          </table:table-cell>
          <table:table-cell table:style-name="ce116" table:content-validation-name="val1" office:value-type="string" calcext:value-type="string">
            <text:p>Days Remaining</text:p>
          </table:table-cell>
          <table:table-cell table:style-name="ce123" table:content-validation-name="val1" table:formula="of:=[.K10]" office:value-type="date" office:date-value="2014-01-27" calcext:value-type="date">
            <text:p>Jan-14</text:p>
          </table:table-cell>
          <table:table-cell table:style-name="ce123" table:content-validation-name="val1" table:formula="of:=IF(DAY([.L10])=1;[.L10];&quot;&quot;)">
            <text:p/>
          </table:table-cell>
          <table:table-cell table:style-name="ce123" table:content-validation-name="val1" table:formula="of:=IF(DAY([.M10])=1;[.M10];&quot;&quot;)">
            <text:p/>
          </table:table-cell>
          <table:table-cell table:style-name="ce123" table:content-validation-name="val1" table:formula="of:=IF(DAY([.N10])=1;[.N10];&quot;&quot;)">
            <text:p/>
          </table:table-cell>
          <table:table-cell table:style-name="ce123" table:content-validation-name="val1" table:formula="of:=IF(DAY([.O10])=1;[.O10];&quot;&quot;)">
            <text:p/>
          </table:table-cell>
          <table:table-cell table:style-name="ce123" table:content-validation-name="val1" table:formula="of:=IF(DAY([.P10])=1;[.P10];&quot;&quot;)" office:value-type="date" office:date-value="2014-02-01" calcext:value-type="date">
            <text:p>Feb-14</text:p>
          </table:table-cell>
          <table:table-cell table:style-name="ce123" table:content-validation-name="val1" table:formula="of:=IF(DAY([.Q10])=1;[.Q10];&quot;&quot;)">
            <text:p/>
          </table:table-cell>
          <table:table-cell table:style-name="ce123" table:content-validation-name="val1" table:formula="of:=IF(DAY([.R10])=1;[.R10];&quot;&quot;)">
            <text:p/>
          </table:table-cell>
          <table:table-cell table:style-name="ce123" table:content-validation-name="val1" table:formula="of:=IF(DAY([.S10])=1;[.S10];&quot;&quot;)">
            <text:p/>
          </table:table-cell>
          <table:table-cell table:style-name="ce123" table:content-validation-name="val1" table:formula="of:=IF(DAY([.T10])=1;[.T10];&quot;&quot;)">
            <text:p/>
          </table:table-cell>
          <table:table-cell table:style-name="ce123" table:content-validation-name="val1" table:formula="of:=IF(DAY([.U10])=1;[.U10];&quot;&quot;)">
            <text:p/>
          </table:table-cell>
          <table:table-cell table:style-name="ce123" table:content-validation-name="val1" table:formula="of:=IF(DAY([.V10])=1;[.V10];&quot;&quot;)">
            <text:p/>
          </table:table-cell>
          <table:table-cell table:style-name="ce123" table:content-validation-name="val1" table:formula="of:=IF(DAY([.W10])=1;[.W10];&quot;&quot;)">
            <text:p/>
          </table:table-cell>
          <table:table-cell table:style-name="ce123" table:content-validation-name="val1" table:formula="of:=IF(DAY([.X10])=1;[.X10];&quot;&quot;)">
            <text:p/>
          </table:table-cell>
          <table:table-cell table:style-name="ce123" table:content-validation-name="val1" table:formula="of:=IF(DAY([.Y10])=1;[.Y10];&quot;&quot;)">
            <text:p/>
          </table:table-cell>
          <table:table-cell table:style-name="ce123" table:content-validation-name="val1" table:formula="of:=IF(DAY([.Z10])=1;[.Z10];&quot;&quot;)">
            <text:p/>
          </table:table-cell>
          <table:table-cell table:style-name="ce123" table:content-validation-name="val1" table:formula="of:=IF(DAY([.AA10])=1;[.AA10];&quot;&quot;)">
            <text:p/>
          </table:table-cell>
          <table:table-cell table:style-name="ce123" table:content-validation-name="val1" table:formula="of:=IF(DAY([.AB10])=1;[.AB10];&quot;&quot;)">
            <text:p/>
          </table:table-cell>
          <table:table-cell table:style-name="ce123" table:content-validation-name="val1" table:formula="of:=IF(DAY([.AC10])=1;[.AC10];&quot;&quot;)">
            <text:p/>
          </table:table-cell>
          <table:table-cell table:style-name="ce123" table:content-validation-name="val1" table:formula="of:=IF(DAY([.AD10])=1;[.AD10];&quot;&quot;)">
            <text:p/>
          </table:table-cell>
          <table:table-cell table:style-name="ce123" table:content-validation-name="val1" table:formula="of:=IF(DAY([.AE10])=1;[.AE10];&quot;&quot;)">
            <text:p/>
          </table:table-cell>
          <table:table-cell table:style-name="ce123" table:content-validation-name="val1" table:formula="of:=IF(DAY([.AF10])=1;[.AF10];&quot;&quot;)">
            <text:p/>
          </table:table-cell>
          <table:table-cell table:style-name="ce123" table:content-validation-name="val1" table:formula="of:=IF(DAY([.AG10])=1;[.AG10];&quot;&quot;)">
            <text:p/>
          </table:table-cell>
          <table:table-cell table:style-name="ce123" table:content-validation-name="val1" table:formula="of:=IF(DAY([.AH10])=1;[.AH10];&quot;&quot;)">
            <text:p/>
          </table:table-cell>
          <table:table-cell table:style-name="ce123" table:content-validation-name="val1" table:formula="of:=IF(DAY([.AI10])=1;[.AI10];&quot;&quot;)">
            <text:p/>
          </table:table-cell>
          <table:table-cell table:style-name="ce123" table:content-validation-name="val1" table:formula="of:=IF(DAY([.AJ10])=1;[.AJ10];&quot;&quot;)">
            <text:p/>
          </table:table-cell>
          <table:table-cell table:style-name="ce123" table:content-validation-name="val1" table:formula="of:=IF(DAY([.AK10])=1;[.AK10];&quot;&quot;)">
            <text:p/>
          </table:table-cell>
          <table:table-cell table:style-name="ce123" table:content-validation-name="val1" table:formula="of:=IF(DAY([.AL10])=1;[.AL10];&quot;&quot;)">
            <text:p/>
          </table:table-cell>
          <table:table-cell table:style-name="ce123" table:content-validation-name="val1" table:formula="of:=IF(DAY([.AM10])=1;[.AM10];&quot;&quot;)">
            <text:p/>
          </table:table-cell>
          <table:table-cell table:style-name="ce123" table:content-validation-name="val1" table:formula="of:=IF(DAY([.AN10])=1;[.AN10];&quot;&quot;)">
            <text:p/>
          </table:table-cell>
          <table:table-cell table:style-name="ce123" table:content-validation-name="val1" table:formula="of:=IF(DAY([.AO10])=1;[.AO10];&quot;&quot;)">
            <text:p/>
          </table:table-cell>
          <table:table-cell table:style-name="ce123" table:content-validation-name="val1" table:formula="of:=IF(DAY([.AP10])=1;[.AP10];&quot;&quot;)">
            <text:p/>
          </table:table-cell>
          <table:table-cell table:style-name="ce123" table:content-validation-name="val1" table:formula="of:=IF(DAY([.AQ10])=1;[.AQ10];&quot;&quot;)">
            <text:p/>
          </table:table-cell>
          <table:table-cell table:style-name="ce123" table:content-validation-name="val1" table:formula="of:=IF(DAY([.AR10])=1;[.AR10];&quot;&quot;)" office:value-type="date" office:date-value="2014-03-01" calcext:value-type="date">
            <text:p>Mar-14</text:p>
          </table:table-cell>
          <table:table-cell table:style-name="ce123" table:content-validation-name="val1" table:formula="of:=IF(DAY([.AS10])=1;[.AS10];&quot;&quot;)">
            <text:p/>
          </table:table-cell>
          <table:table-cell table:style-name="ce123" table:content-validation-name="val1" table:formula="of:=IF(DAY([.AT10])=1;[.AT10];&quot;&quot;)">
            <text:p/>
          </table:table-cell>
          <table:table-cell table:style-name="ce123" table:content-validation-name="val1" table:formula="of:=IF(DAY([.AU10])=1;[.AU10];&quot;&quot;)">
            <text:p/>
          </table:table-cell>
          <table:table-cell table:style-name="ce123" table:content-validation-name="val1" table:formula="of:=IF(DAY([.AV10])=1;[.AV10];&quot;&quot;)">
            <text:p/>
          </table:table-cell>
          <table:table-cell table:style-name="ce123" table:content-validation-name="val1" table:formula="of:=IF(DAY([.AW10])=1;[.AW10];&quot;&quot;)">
            <text:p/>
          </table:table-cell>
          <table:table-cell table:style-name="ce123" table:content-validation-name="val1" table:formula="of:=IF(DAY([.AX10])=1;[.AX10];&quot;&quot;)">
            <text:p/>
          </table:table-cell>
          <table:table-cell table:style-name="ce123" table:content-validation-name="val1" table:formula="of:=IF(DAY([.AY10])=1;[.AY10];&quot;&quot;)">
            <text:p/>
          </table:table-cell>
          <table:table-cell table:style-name="ce123" table:content-validation-name="val1" table:formula="of:=IF(DAY([.AZ10])=1;[.AZ10];&quot;&quot;)">
            <text:p/>
          </table:table-cell>
          <table:table-cell table:style-name="ce123" table:content-validation-name="val1" table:formula="of:=IF(DAY([.BA10])=1;[.BA10];&quot;&quot;)">
            <text:p/>
          </table:table-cell>
          <table:table-cell table:style-name="ce123" table:content-validation-name="val1" table:formula="of:=IF(DAY([.BB10])=1;[.BB10];&quot;&quot;)">
            <text:p/>
          </table:table-cell>
          <table:table-cell table:style-name="ce123" table:content-validation-name="val1" table:formula="of:=IF(DAY([.BC10])=1;[.BC10];&quot;&quot;)">
            <text:p/>
          </table:table-cell>
          <table:table-cell table:style-name="ce123" table:content-validation-name="val1" table:formula="of:=IF(DAY([.BD10])=1;[.BD10];&quot;&quot;)">
            <text:p/>
          </table:table-cell>
          <table:table-cell table:style-name="ce123" table:content-validation-name="val1" table:formula="of:=IF(DAY([.BE10])=1;[.BE10];&quot;&quot;)">
            <text:p/>
          </table:table-cell>
          <table:table-cell table:style-name="ce123" table:content-validation-name="val1" table:formula="of:=IF(DAY([.BF10])=1;[.BF10];&quot;&quot;)">
            <text:p/>
          </table:table-cell>
          <table:table-cell table:style-name="ce123" table:content-validation-name="val1" table:formula="of:=IF(DAY([.BG10])=1;[.BG10];&quot;&quot;)">
            <text:p/>
          </table:table-cell>
          <table:table-cell table:style-name="ce123" table:content-validation-name="val1" table:formula="of:=IF(DAY([.BH10])=1;[.BH10];&quot;&quot;)">
            <text:p/>
          </table:table-cell>
          <table:table-cell table:style-name="ce123" table:content-validation-name="val1" table:formula="of:=IF(DAY([.BI10])=1;[.BI10];&quot;&quot;)">
            <text:p/>
          </table:table-cell>
          <table:table-cell table:style-name="ce123" table:content-validation-name="val1" table:formula="of:=IF(DAY([.BJ10])=1;[.BJ10];&quot;&quot;)">
            <text:p/>
          </table:table-cell>
          <table:table-cell table:style-name="ce123" table:content-validation-name="val1" table:formula="of:=IF(DAY([.BK10])=1;[.BK10];&quot;&quot;)">
            <text:p/>
          </table:table-cell>
          <table:table-cell table:style-name="ce123" table:content-validation-name="val1" table:formula="of:=IF(DAY([.BL10])=1;[.BL10];&quot;&quot;)">
            <text:p/>
          </table:table-cell>
          <table:table-cell table:style-name="ce123" table:content-validation-name="val1" table:formula="of:=IF(DAY([.BM10])=1;[.BM10];&quot;&quot;)">
            <text:p/>
          </table:table-cell>
          <table:table-cell table:style-name="ce123" table:content-validation-name="val1" table:formula="of:=IF(DAY([.BN10])=1;[.BN10];&quot;&quot;)">
            <text:p/>
          </table:table-cell>
          <table:table-cell table:style-name="ce123" table:content-validation-name="val1" table:formula="of:=IF(DAY([.BO10])=1;[.BO10];&quot;&quot;)">
            <text:p/>
          </table:table-cell>
          <table:table-cell table:style-name="ce123" table:content-validation-name="val1" table:formula="of:=IF(DAY([.BP10])=1;[.BP10];&quot;&quot;)">
            <text:p/>
          </table:table-cell>
          <table:table-cell table:style-name="ce123" table:content-validation-name="val1" table:formula="of:=IF(DAY([.BQ10])=1;[.BQ10];&quot;&quot;)">
            <text:p/>
          </table:table-cell>
          <table:table-cell table:style-name="ce123" table:content-validation-name="val1" table:formula="of:=IF(DAY([.BR10])=1;[.BR10];&quot;&quot;)">
            <text:p/>
          </table:table-cell>
          <table:table-cell table:style-name="ce123" table:content-validation-name="val1" table:formula="of:=IF(DAY([.BS10])=1;[.BS10];&quot;&quot;)">
            <text:p/>
          </table:table-cell>
          <table:table-cell table:style-name="ce123" table:content-validation-name="val1" table:formula="of:=IF(DAY([.BT10])=1;[.BT10];&quot;&quot;)">
            <text:p/>
          </table:table-cell>
          <table:table-cell table:style-name="ce123" table:content-validation-name="val1" table:formula="of:=IF(DAY([.BU10])=1;[.BU10];&quot;&quot;)">
            <text:p/>
          </table:table-cell>
          <table:table-cell table:style-name="ce123" table:content-validation-name="val1" table:formula="of:=IF(DAY([.BV10])=1;[.BV10];&quot;&quot;)">
            <text:p/>
          </table:table-cell>
          <table:table-cell table:style-name="ce123" table:content-validation-name="val1" table:formula="of:=IF(DAY([.BW10])=1;[.BW10];&quot;&quot;)" office:value-type="date" office:date-value="2014-04-01" calcext:value-type="date">
            <text:p>Apr-14</text:p>
          </table:table-cell>
          <table:table-cell table:style-name="ce123" table:content-validation-name="val1" table:formula="of:=IF(DAY([.BX10])=1;[.BX10];&quot;&quot;)">
            <text:p/>
          </table:table-cell>
          <table:table-cell table:style-name="ce123" table:content-validation-name="val1" table:formula="of:=IF(DAY([.BY10])=1;[.BY10];&quot;&quot;)">
            <text:p/>
          </table:table-cell>
          <table:table-cell table:style-name="ce123" table:content-validation-name="val1" table:formula="of:=IF(DAY([.BZ10])=1;[.BZ10];&quot;&quot;)">
            <text:p/>
          </table:table-cell>
          <table:table-cell table:style-name="ce123" table:content-validation-name="val1" table:formula="of:=IF(DAY([.CA10])=1;[.CA10];&quot;&quot;)">
            <text:p/>
          </table:table-cell>
          <table:table-cell table:style-name="ce123" table:content-validation-name="val1" table:formula="of:=IF(DAY([.CB10])=1;[.CB10];&quot;&quot;)">
            <text:p/>
          </table:table-cell>
          <table:table-cell table:style-name="ce123" table:content-validation-name="val1" table:formula="of:=IF(DAY([.CC10])=1;[.CC10];&quot;&quot;)">
            <text:p/>
          </table:table-cell>
          <table:table-cell table:style-name="ce123" table:content-validation-name="val1" table:formula="of:=IF(DAY([.CD10])=1;[.CD10];&quot;&quot;)">
            <text:p/>
          </table:table-cell>
          <table:table-cell table:style-name="ce123" table:content-validation-name="val1" table:formula="of:=IF(DAY([.CE10])=1;[.CE10];&quot;&quot;)">
            <text:p/>
          </table:table-cell>
          <table:table-cell table:style-name="ce123" table:content-validation-name="val1" table:formula="of:=IF(DAY([.CF10])=1;[.CF10];&quot;&quot;)">
            <text:p/>
          </table:table-cell>
          <table:table-cell table:style-name="ce123" table:content-validation-name="val1" table:formula="of:=IF(DAY([.CG10])=1;[.CG10];&quot;&quot;)">
            <text:p/>
          </table:table-cell>
          <table:table-cell table:style-name="ce123" table:content-validation-name="val1" table:formula="of:=IF(DAY([.CH10])=1;[.CH10];&quot;&quot;)">
            <text:p/>
          </table:table-cell>
          <table:table-cell table:style-name="ce123" table:content-validation-name="val1" table:formula="of:=IF(DAY([.CI10])=1;[.CI10];&quot;&quot;)">
            <text:p/>
          </table:table-cell>
          <table:table-cell table:style-name="ce123" table:content-validation-name="val1" table:formula="of:=IF(DAY([.CJ10])=1;[.CJ10];&quot;&quot;)">
            <text:p/>
          </table:table-cell>
          <table:table-cell table:style-name="ce123" table:content-validation-name="val1" table:formula="of:=IF(DAY([.CK10])=1;[.CK10];&quot;&quot;)">
            <text:p/>
          </table:table-cell>
          <table:table-cell table:style-name="ce123" table:content-validation-name="val1" table:formula="of:=IF(DAY([.CL10])=1;[.CL10];&quot;&quot;)">
            <text:p/>
          </table:table-cell>
          <table:table-cell table:style-name="ce123" table:content-validation-name="val1" table:formula="of:=IF(DAY([.CM10])=1;[.CM10];&quot;&quot;)">
            <text:p/>
          </table:table-cell>
          <table:table-cell table:style-name="ce123" table:content-validation-name="val1" table:formula="of:=IF(DAY([.CN10])=1;[.CN10];&quot;&quot;)">
            <text:p/>
          </table:table-cell>
          <table:table-cell table:style-name="ce123" table:content-validation-name="val1" table:formula="of:=IF(DAY([.CO10])=1;[.CO10];&quot;&quot;)">
            <text:p/>
          </table:table-cell>
          <table:table-cell table:style-name="ce123" table:content-validation-name="val1" table:formula="of:=IF(DAY([.CP10])=1;[.CP10];&quot;&quot;)">
            <text:p/>
          </table:table-cell>
          <table:table-cell table:style-name="ce123" table:content-validation-name="val1" table:formula="of:=IF(DAY([.CQ10])=1;[.CQ10];&quot;&quot;)">
            <text:p/>
          </table:table-cell>
          <table:table-cell table:style-name="ce123" table:content-validation-name="val1" table:formula="of:=IF(DAY([.CR10])=1;[.CR10];&quot;&quot;)">
            <text:p/>
          </table:table-cell>
          <table:table-cell table:style-name="ce123" table:content-validation-name="val1" table:formula="of:=IF(DAY([.CS10])=1;[.CS10];&quot;&quot;)">
            <text:p/>
          </table:table-cell>
          <table:table-cell table:style-name="ce123" table:content-validation-name="val1" table:formula="of:=IF(DAY([.CT10])=1;[.CT10];&quot;&quot;)">
            <text:p/>
          </table:table-cell>
          <table:table-cell table:style-name="ce123" table:content-validation-name="val1" table:formula="of:=IF(DAY([.CU10])=1;[.CU10];&quot;&quot;)">
            <text:p/>
          </table:table-cell>
          <table:table-cell table:style-name="ce123" table:content-validation-name="val1" table:formula="of:=IF(DAY([.CV10])=1;[.CV10];&quot;&quot;)">
            <text:p/>
          </table:table-cell>
          <table:table-cell table:style-name="ce123" table:content-validation-name="val1" table:formula="of:=IF(DAY([.CW10])=1;[.CW10];&quot;&quot;)">
            <text:p/>
          </table:table-cell>
          <table:table-cell table:style-name="ce123" table:content-validation-name="val1" table:formula="of:=IF(DAY([.CX10])=1;[.CX10];&quot;&quot;)">
            <text:p/>
          </table:table-cell>
          <table:table-cell table:style-name="ce123" table:content-validation-name="val1" table:formula="of:=IF(DAY([.CY10])=1;[.CY10];&quot;&quot;)">
            <text:p/>
          </table:table-cell>
          <table:table-cell table:style-name="ce123" table:content-validation-name="val1" table:formula="of:=IF(DAY([.CZ10])=1;[.CZ10];&quot;&quot;)">
            <text:p/>
          </table:table-cell>
          <table:table-cell table:style-name="ce123" table:content-validation-name="val1" table:formula="of:=IF(DAY([.DA10])=1;[.DA10];&quot;&quot;)" office:value-type="date" office:date-value="2014-05-01" calcext:value-type="date">
            <text:p>May-14</text:p>
          </table:table-cell>
          <table:table-cell table:style-name="ce123" table:content-validation-name="val1" table:formula="of:=IF(DAY([.DB10])=1;[.DB10];&quot;&quot;)">
            <text:p/>
          </table:table-cell>
          <table:table-cell table:style-name="ce123" table:content-validation-name="val1" table:formula="of:=IF(DAY([.DC10])=1;[.DC10];&quot;&quot;)">
            <text:p/>
          </table:table-cell>
          <table:table-cell table:style-name="ce123" table:content-validation-name="val1" table:formula="of:=IF(DAY([.DD10])=1;[.DD10];&quot;&quot;)">
            <text:p/>
          </table:table-cell>
          <table:table-cell table:style-name="ce123" table:content-validation-name="val1" table:formula="of:=IF(DAY([.DE10])=1;[.DE10];&quot;&quot;)">
            <text:p/>
          </table:table-cell>
          <table:table-cell table:style-name="ce123" table:content-validation-name="val1" table:formula="of:=IF(DAY([.DF10])=1;[.DF10];&quot;&quot;)">
            <text:p/>
          </table:table-cell>
          <table:table-cell table:style-name="ce123" table:content-validation-name="val1" table:formula="of:=IF(DAY([.DG10])=1;[.DG10];&quot;&quot;)">
            <text:p/>
          </table:table-cell>
          <table:table-cell table:style-name="ce123" table:content-validation-name="val1" table:formula="of:=IF(DAY([.DH10])=1;[.DH10];&quot;&quot;)">
            <text:p/>
          </table:table-cell>
          <table:table-cell table:style-name="ce123" table:content-validation-name="val1" table:formula="of:=IF(DAY([.DI10])=1;[.DI10];&quot;&quot;)">
            <text:p/>
          </table:table-cell>
          <table:table-cell table:style-name="ce123" table:content-validation-name="val1" table:formula="of:=IF(DAY([.DJ10])=1;[.DJ10];&quot;&quot;)">
            <text:p/>
          </table:table-cell>
          <table:table-cell table:style-name="ce123" table:content-validation-name="val1" table:formula="of:=IF(DAY([.DK10])=1;[.DK10];&quot;&quot;)">
            <text:p/>
          </table:table-cell>
          <table:table-cell table:style-name="ce123" table:content-validation-name="val1" table:formula="of:=IF(DAY([.DL10])=1;[.DL10];&quot;&quot;)">
            <text:p/>
          </table:table-cell>
          <table:table-cell table:style-name="ce123" table:content-validation-name="val1" table:formula="of:=IF(DAY([.DM10])=1;[.DM10];&quot;&quot;)">
            <text:p/>
          </table:table-cell>
          <table:table-cell table:style-name="ce123" table:content-validation-name="val1" table:formula="of:=IF(DAY([.DN10])=1;[.DN10];&quot;&quot;)">
            <text:p/>
          </table:table-cell>
          <table:table-cell table:style-name="ce123" table:content-validation-name="val1" table:formula="of:=IF(DAY([.DO10])=1;[.DO10];&quot;&quot;)">
            <text:p/>
          </table:table-cell>
          <table:table-cell table:style-name="ce123" table:content-validation-name="val1" table:formula="of:=IF(DAY([.DP10])=1;[.DP10];&quot;&quot;)">
            <text:p/>
          </table:table-cell>
          <table:table-cell table:style-name="ce123" table:content-validation-name="val1" table:formula="of:=IF(DAY([.DQ10])=1;[.DQ10];&quot;&quot;)">
            <text:p/>
          </table:table-cell>
          <table:table-cell table:style-name="ce123" table:content-validation-name="val1" table:formula="of:=IF(DAY([.DR10])=1;[.DR10];&quot;&quot;)">
            <text:p/>
          </table:table-cell>
          <table:table-cell table:style-name="ce123" table:content-validation-name="val1" table:formula="of:=IF(DAY([.DS10])=1;[.DS10];&quot;&quot;)">
            <text:p/>
          </table:table-cell>
          <table:table-cell table:style-name="ce123" table:content-validation-name="val1" table:formula="of:=IF(DAY([.DT10])=1;[.DT10];&quot;&quot;)">
            <text:p/>
          </table:table-cell>
          <table:table-cell table:style-name="ce123" table:content-validation-name="val1" table:formula="of:=IF(DAY([.DU10])=1;[.DU10];&quot;&quot;)">
            <text:p/>
          </table:table-cell>
          <table:table-cell table:style-name="ce123" table:content-validation-name="val1" table:formula="of:=IF(DAY([.DV10])=1;[.DV10];&quot;&quot;)">
            <text:p/>
          </table:table-cell>
          <table:table-cell table:style-name="ce123" table:content-validation-name="val1" table:formula="of:=IF(DAY([.DW10])=1;[.DW10];&quot;&quot;)">
            <text:p/>
          </table:table-cell>
          <table:table-cell table:style-name="ce123" table:content-validation-name="val1" table:formula="of:=IF(DAY([.DX10])=1;[.DX10];&quot;&quot;)">
            <text:p/>
          </table:table-cell>
          <table:table-cell table:style-name="ce123" table:content-validation-name="val1" table:formula="of:=IF(DAY([.DY10])=1;[.DY10];&quot;&quot;)">
            <text:p/>
          </table:table-cell>
          <table:table-cell table:style-name="ce123" table:content-validation-name="val1" table:formula="of:=IF(DAY([.DZ10])=1;[.DZ10];&quot;&quot;)">
            <text:p/>
          </table:table-cell>
          <table:table-cell table:style-name="ce123" table:content-validation-name="val1" table:formula="of:=IF(DAY([.EA10])=1;[.EA10];&quot;&quot;)">
            <text:p/>
          </table:table-cell>
          <table:table-cell table:style-name="ce123" table:content-validation-name="val1" table:formula="of:=IF(DAY([.EB10])=1;[.EB10];&quot;&quot;)">
            <text:p/>
          </table:table-cell>
          <table:table-cell table:style-name="ce123" table:content-validation-name="val1" table:formula="of:=IF(DAY([.EC10])=1;[.EC10];&quot;&quot;)">
            <text:p/>
          </table:table-cell>
          <table:table-cell table:style-name="ce123" table:content-validation-name="val1" table:formula="of:=IF(DAY([.ED10])=1;[.ED10];&quot;&quot;)">
            <text:p/>
          </table:table-cell>
          <table:table-cell table:style-name="ce123" table:content-validation-name="val1" table:formula="of:=IF(DAY([.EE10])=1;[.EE10];&quot;&quot;)">
            <text:p/>
          </table:table-cell>
          <table:table-cell table:style-name="ce123" table:content-validation-name="val1" table:formula="of:=IF(DAY([.EF10])=1;[.EF10];&quot;&quot;)" office:value-type="date" office:date-value="2014-06-01" calcext:value-type="date">
            <text:p>Jun-14</text:p>
          </table:table-cell>
          <table:table-cell table:style-name="ce123" table:content-validation-name="val1" table:formula="of:=IF(DAY([.EG10])=1;[.EG10];&quot;&quot;)">
            <text:p/>
          </table:table-cell>
          <table:table-cell table:style-name="ce123" table:content-validation-name="val1" table:formula="of:=IF(DAY([.EH10])=1;[.EH10];&quot;&quot;)">
            <text:p/>
          </table:table-cell>
          <table:table-cell table:style-name="ce123" table:content-validation-name="val1" table:formula="of:=IF(DAY([.EI10])=1;[.EI10];&quot;&quot;)">
            <text:p/>
          </table:table-cell>
          <table:table-cell table:style-name="ce123" table:content-validation-name="val1" table:formula="of:=IF(DAY([.EJ10])=1;[.EJ10];&quot;&quot;)">
            <text:p/>
          </table:table-cell>
          <table:table-cell table:style-name="ce123" table:content-validation-name="val1" table:formula="of:=IF(DAY([.EK10])=1;[.EK10];&quot;&quot;)">
            <text:p/>
          </table:table-cell>
          <table:table-cell table:style-name="ce123" table:content-validation-name="val1" table:formula="of:=IF(DAY([.EL10])=1;[.EL10];&quot;&quot;)">
            <text:p/>
          </table:table-cell>
          <table:table-cell table:style-name="ce123" table:content-validation-name="val1" table:formula="of:=IF(DAY([.EM10])=1;[.EM10];&quot;&quot;)">
            <text:p/>
          </table:table-cell>
          <table:table-cell table:style-name="ce123" table:content-validation-name="val1" table:formula="of:=IF(DAY([.EN10])=1;[.EN10];&quot;&quot;)">
            <text:p/>
          </table:table-cell>
          <table:table-cell table:style-name="ce123" table:content-validation-name="val1" table:formula="of:=IF(DAY([.EO10])=1;[.EO10];&quot;&quot;)">
            <text:p/>
          </table:table-cell>
          <table:table-cell table:style-name="ce123" table:content-validation-name="val1" table:formula="of:=IF(DAY([.EP10])=1;[.EP10];&quot;&quot;)">
            <text:p/>
          </table:table-cell>
          <table:table-cell table:style-name="ce123" table:content-validation-name="val1" table:formula="of:=IF(DAY([.EQ10])=1;[.EQ10];&quot;&quot;)">
            <text:p/>
          </table:table-cell>
          <table:table-cell table:style-name="ce123" table:content-validation-name="val1" table:formula="of:=IF(DAY([.ER10])=1;[.ER10];&quot;&quot;)">
            <text:p/>
          </table:table-cell>
          <table:table-cell table:style-name="ce123" table:content-validation-name="val1" table:formula="of:=IF(DAY([.ES10])=1;[.ES10];&quot;&quot;)">
            <text:p/>
          </table:table-cell>
          <table:table-cell table:style-name="ce123" table:content-validation-name="val1" table:formula="of:=IF(DAY([.ET10])=1;[.ET10];&quot;&quot;)">
            <text:p/>
          </table:table-cell>
          <table:table-cell table:style-name="ce123" table:content-validation-name="val1" table:formula="of:=IF(DAY([.EU10])=1;[.EU10];&quot;&quot;)">
            <text:p/>
          </table:table-cell>
          <table:table-cell table:style-name="ce123" table:content-validation-name="val1" table:formula="of:=IF(DAY([.EV10])=1;[.EV10];&quot;&quot;)">
            <text:p/>
          </table:table-cell>
          <table:table-cell table:style-name="ce123" table:content-validation-name="val1" table:formula="of:=IF(DAY([.EW10])=1;[.EW10];&quot;&quot;)">
            <text:p/>
          </table:table-cell>
          <table:table-cell table:style-name="ce123" table:content-validation-name="val1" table:formula="of:=IF(DAY([.EX10])=1;[.EX10];&quot;&quot;)">
            <text:p/>
          </table:table-cell>
          <table:table-cell table:style-name="ce123" table:content-validation-name="val1" table:formula="of:=IF(DAY([.EY10])=1;[.EY10];&quot;&quot;)">
            <text:p/>
          </table:table-cell>
          <table:table-cell table:style-name="ce123" table:content-validation-name="val1" table:formula="of:=IF(DAY([.EZ10])=1;[.EZ10];&quot;&quot;)">
            <text:p/>
          </table:table-cell>
          <table:table-cell table:style-name="ce123" table:content-validation-name="val1" table:formula="of:=IF(DAY([.FA10])=1;[.FA10];&quot;&quot;)">
            <text:p/>
          </table:table-cell>
          <table:table-cell table:style-name="ce123" table:content-validation-name="val1" table:formula="of:=IF(DAY([.FB10])=1;[.FB10];&quot;&quot;)">
            <text:p/>
          </table:table-cell>
          <table:table-cell table:style-name="ce123" table:content-validation-name="val1" table:formula="of:=IF(DAY([.FC10])=1;[.FC10];&quot;&quot;)">
            <text:p/>
          </table:table-cell>
          <table:table-cell table:style-name="ce123" table:content-validation-name="val1" table:formula="of:=IF(DAY([.FD10])=1;[.FD10];&quot;&quot;)">
            <text:p/>
          </table:table-cell>
          <table:table-cell table:style-name="ce123" table:content-validation-name="val1" table:formula="of:=IF(DAY([.FE10])=1;[.FE10];&quot;&quot;)">
            <text:p/>
          </table:table-cell>
          <table:table-cell table:style-name="ce123" table:content-validation-name="val1" table:formula="of:=IF(DAY([.FF10])=1;[.FF10];&quot;&quot;)">
            <text:p/>
          </table:table-cell>
          <table:table-cell table:style-name="ce123" table:content-validation-name="val1" table:formula="of:=IF(DAY([.FG10])=1;[.FG10];&quot;&quot;)">
            <text:p/>
          </table:table-cell>
          <table:table-cell table:style-name="ce123" table:content-validation-name="val1" table:formula="of:=IF(DAY([.FH10])=1;[.FH10];&quot;&quot;)">
            <text:p/>
          </table:table-cell>
          <table:table-cell table:style-name="ce123" table:content-validation-name="val1" table:formula="of:=IF(DAY([.FI10])=1;[.FI10];&quot;&quot;)">
            <text:p/>
          </table:table-cell>
          <table:table-cell table:style-name="ce123" table:content-validation-name="val1" table:formula="of:=IF(DAY([.FJ10])=1;[.FJ10];&quot;&quot;)" office:value-type="date" office:date-value="2014-07-01" calcext:value-type="date">
            <text:p>Jul-14</text:p>
          </table:table-cell>
          <table:table-cell table:style-name="ce123" table:content-validation-name="val1" table:formula="of:=IF(DAY([.FK10])=1;[.FK10];&quot;&quot;)">
            <text:p/>
          </table:table-cell>
          <table:table-cell table:style-name="ce123" table:content-validation-name="val1" table:formula="of:=IF(DAY([.FL10])=1;[.FL10];&quot;&quot;)">
            <text:p/>
          </table:table-cell>
          <table:table-cell table:style-name="ce123" table:content-validation-name="val1" table:formula="of:=IF(DAY([.FM10])=1;[.FM10];&quot;&quot;)">
            <text:p/>
          </table:table-cell>
          <table:table-cell table:style-name="ce123" table:content-validation-name="val1" table:formula="of:=IF(DAY([.FN10])=1;[.FN10];&quot;&quot;)">
            <text:p/>
          </table:table-cell>
          <table:table-cell table:style-name="ce123" table:content-validation-name="val1" table:formula="of:=IF(DAY([.FO10])=1;[.FO10];&quot;&quot;)">
            <text:p/>
          </table:table-cell>
          <table:table-cell table:style-name="ce123" table:content-validation-name="val1" table:formula="of:=IF(DAY([.FP10])=1;[.FP10];&quot;&quot;)">
            <text:p/>
          </table:table-cell>
          <table:table-cell table:style-name="ce123" table:content-validation-name="val1" table:formula="of:=IF(DAY([.FQ10])=1;[.FQ10];&quot;&quot;)">
            <text:p/>
          </table:table-cell>
          <table:table-cell table:style-name="ce123" table:content-validation-name="val1" table:formula="of:=IF(DAY([.FR10])=1;[.FR10];&quot;&quot;)">
            <text:p/>
          </table:table-cell>
          <table:table-cell table:style-name="ce123" table:content-validation-name="val1" table:formula="of:=IF(DAY([.FS10])=1;[.FS10];&quot;&quot;)">
            <text:p/>
          </table:table-cell>
          <table:table-cell table:style-name="ce123" table:content-validation-name="val1" table:formula="of:=IF(DAY([.FT10])=1;[.FT10];&quot;&quot;)">
            <text:p/>
          </table:table-cell>
          <table:table-cell table:style-name="ce123" table:content-validation-name="val1" table:formula="of:=IF(DAY([.FU10])=1;[.FU10];&quot;&quot;)">
            <text:p/>
          </table:table-cell>
          <table:table-cell table:style-name="ce123" table:content-validation-name="val1" table:formula="of:=IF(DAY([.FV10])=1;[.FV10];&quot;&quot;)">
            <text:p/>
          </table:table-cell>
          <table:table-cell table:style-name="ce123" table:content-validation-name="val1" table:formula="of:=IF(DAY([.FW10])=1;[.FW10];&quot;&quot;)">
            <text:p/>
          </table:table-cell>
          <table:table-cell table:style-name="ce123" table:content-validation-name="val1" table:formula="of:=IF(DAY([.FX10])=1;[.FX10];&quot;&quot;)">
            <text:p/>
          </table:table-cell>
          <table:table-cell table:style-name="ce123" table:content-validation-name="val1" table:formula="of:=IF(DAY([.FY10])=1;[.FY10];&quot;&quot;)">
            <text:p/>
          </table:table-cell>
          <table:table-cell table:style-name="ce123" table:content-validation-name="val1" table:formula="of:=IF(DAY([.FZ10])=1;[.FZ10];&quot;&quot;)">
            <text:p/>
          </table:table-cell>
          <table:table-cell table:style-name="ce123" table:content-validation-name="val1" table:formula="of:=IF(DAY([.GA10])=1;[.GA10];&quot;&quot;)">
            <text:p/>
          </table:table-cell>
          <table:table-cell table:style-name="ce123" table:content-validation-name="val1" table:formula="of:=IF(DAY([.GB10])=1;[.GB10];&quot;&quot;)">
            <text:p/>
          </table:table-cell>
          <table:table-cell table:style-name="ce123" table:content-validation-name="val1" table:formula="of:=IF(DAY([.GC10])=1;[.GC10];&quot;&quot;)">
            <text:p/>
          </table:table-cell>
          <table:table-cell table:style-name="ce123" table:content-validation-name="val1" table:formula="of:=IF(DAY([.GD10])=1;[.GD10];&quot;&quot;)">
            <text:p/>
          </table:table-cell>
          <table:table-cell table:style-name="ce123" table:content-validation-name="val1" table:formula="of:=IF(DAY([.GE10])=1;[.GE10];&quot;&quot;)">
            <text:p/>
          </table:table-cell>
          <table:table-cell table:style-name="ce123" table:content-validation-name="val1" table:formula="of:=IF(DAY([.GF10])=1;[.GF10];&quot;&quot;)">
            <text:p/>
          </table:table-cell>
          <table:table-cell table:style-name="ce123" table:content-validation-name="val1" table:formula="of:=IF(DAY([.GG10])=1;[.GG10];&quot;&quot;)">
            <text:p/>
          </table:table-cell>
          <table:table-cell table:style-name="ce123" table:content-validation-name="val1" table:formula="of:=IF(DAY([.GH10])=1;[.GH10];&quot;&quot;)">
            <text:p/>
          </table:table-cell>
          <table:table-cell table:style-name="ce123" table:content-validation-name="val1" table:formula="of:=IF(DAY([.GI10])=1;[.GI10];&quot;&quot;)">
            <text:p/>
          </table:table-cell>
          <table:table-cell table:style-name="ce142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50" table:content-validation-name="val1" table:formula="of:=MIN([.D11:.D33])" office:value-type="date" office:date-value="2014-01-27" calcext:value-type="date">
            <text:p>27-Jan-2014</text:p>
          </table:table-cell>
          <table:table-cell table:style-name="ce63" table:content-validation-name="val1" table:formula="of:=NETWORKDAYS([.D10];[.F10];Holidays)" office:value-type="float" office:value="4" calcext:value-type="float">
            <text:p>4</text:p>
          </table:table-cell>
          <table:table-cell table:style-name="ce50" table:content-validation-name="val1" table:formula="of:=MAX([.F11:.F33])" office:value-type="date" office:date-value="2014-01-30" calcext:value-type="date">
            <text:p>30-Jan-2014</text:p>
          </table:table-cell>
          <table:table-cell table:style-name="ce85" table:content-validation-name="val1" table:formula="of:=SUMPRODUCT([.G11:.G33];[.E11:.E33])/SUM([.E11:.E33])" office:value-type="percentage" office:value="0.111111111111111" calcext:value-type="percentage">
            <text:p>11%</text:p>
          </table:table-cell>
          <table:table-cell table:style-name="ce102" table:content-validation-name="val1" table:formula="of:=[.F10]-[.D10]+1" office:value-type="float" office:value="4" calcext:value-type="float">
            <text:p>4</text:p>
          </table:table-cell>
          <table:table-cell table:style-name="ce110" table:content-validation-name="val1"/>
          <table:table-cell table:style-name="ce117" table:content-validation-name="val1"/>
          <table:table-cell table:style-name="ce124" table:content-validation-name="val1" table:formula="of:=[.D10]" office:value-type="date" office:date-value="2014-01-27" calcext:value-type="date">
            <text:p>27</text:p>
          </table:table-cell>
          <table:table-cell table:style-name="ce124" table:content-validation-name="val1" table:formula="of:=[.K10]+1" office:value-type="date" office:date-value="2014-01-28" calcext:value-type="date">
            <text:p>28</text:p>
          </table:table-cell>
          <table:table-cell table:style-name="ce124" table:content-validation-name="val1" table:formula="of:=[.L10]+1" office:value-type="date" office:date-value="2014-01-29" calcext:value-type="date">
            <text:p>29</text:p>
          </table:table-cell>
          <table:table-cell table:style-name="ce124" table:content-validation-name="val1" table:formula="of:=[.M10]+1" office:value-type="date" office:date-value="2014-01-30" calcext:value-type="date">
            <text:p>30</text:p>
          </table:table-cell>
          <table:table-cell table:style-name="ce124" table:content-validation-name="val1" table:formula="of:=[.N10]+1" office:value-type="date" office:date-value="2014-01-31" calcext:value-type="date">
            <text:p>31</text:p>
          </table:table-cell>
          <table:table-cell table:style-name="ce124" table:content-validation-name="val1" table:formula="of:=[.O10]+1" office:value-type="date" office:date-value="2014-02-01" calcext:value-type="date">
            <text:p>01</text:p>
          </table:table-cell>
          <table:table-cell table:style-name="ce124" table:content-validation-name="val1" table:formula="of:=[.P10]+1" office:value-type="date" office:date-value="2014-02-02" calcext:value-type="date">
            <text:p>02</text:p>
          </table:table-cell>
          <table:table-cell table:style-name="ce124" table:content-validation-name="val1" table:formula="of:=[.Q10]+1" office:value-type="date" office:date-value="2014-02-03" calcext:value-type="date">
            <text:p>03</text:p>
          </table:table-cell>
          <table:table-cell table:style-name="ce124" table:content-validation-name="val1" table:formula="of:=[.R10]+1" office:value-type="date" office:date-value="2014-02-04" calcext:value-type="date">
            <text:p>04</text:p>
          </table:table-cell>
          <table:table-cell table:style-name="ce124" table:content-validation-name="val1" table:formula="of:=[.S10]+1" office:value-type="date" office:date-value="2014-02-05" calcext:value-type="date">
            <text:p>05</text:p>
          </table:table-cell>
          <table:table-cell table:style-name="ce124" table:content-validation-name="val1" table:formula="of:=[.T10]+1" office:value-type="date" office:date-value="2014-02-06" calcext:value-type="date">
            <text:p>06</text:p>
          </table:table-cell>
          <table:table-cell table:style-name="ce124" table:content-validation-name="val1" table:formula="of:=[.U10]+1" office:value-type="date" office:date-value="2014-02-07" calcext:value-type="date">
            <text:p>07</text:p>
          </table:table-cell>
          <table:table-cell table:style-name="ce124" table:content-validation-name="val1" table:formula="of:=[.V10]+1" office:value-type="date" office:date-value="2014-02-08" calcext:value-type="date">
            <text:p>08</text:p>
          </table:table-cell>
          <table:table-cell table:style-name="ce124" table:content-validation-name="val1" table:formula="of:=[.W10]+1" office:value-type="date" office:date-value="2014-02-09" calcext:value-type="date">
            <text:p>09</text:p>
          </table:table-cell>
          <table:table-cell table:style-name="ce124" table:content-validation-name="val1" table:formula="of:=[.X10]+1" office:value-type="date" office:date-value="2014-02-10" calcext:value-type="date">
            <text:p>10</text:p>
          </table:table-cell>
          <table:table-cell table:style-name="ce124" table:content-validation-name="val1" table:formula="of:=[.Y10]+1" office:value-type="date" office:date-value="2014-02-11" calcext:value-type="date">
            <text:p>11</text:p>
          </table:table-cell>
          <table:table-cell table:style-name="ce124" table:content-validation-name="val1" table:formula="of:=[.Z10]+1" office:value-type="date" office:date-value="2014-02-12" calcext:value-type="date">
            <text:p>12</text:p>
          </table:table-cell>
          <table:table-cell table:style-name="ce124" table:content-validation-name="val1" table:formula="of:=[.AA10]+1" office:value-type="date" office:date-value="2014-02-13" calcext:value-type="date">
            <text:p>13</text:p>
          </table:table-cell>
          <table:table-cell table:style-name="ce124" table:content-validation-name="val1" table:formula="of:=[.AB10]+1" office:value-type="date" office:date-value="2014-02-14" calcext:value-type="date">
            <text:p>14</text:p>
          </table:table-cell>
          <table:table-cell table:style-name="ce124" table:content-validation-name="val1" table:formula="of:=[.AC10]+1" office:value-type="date" office:date-value="2014-02-15" calcext:value-type="date">
            <text:p>15</text:p>
          </table:table-cell>
          <table:table-cell table:style-name="ce124" table:content-validation-name="val1" table:formula="of:=[.AD10]+1" office:value-type="date" office:date-value="2014-02-16" calcext:value-type="date">
            <text:p>16</text:p>
          </table:table-cell>
          <table:table-cell table:style-name="ce124" table:content-validation-name="val1" table:formula="of:=[.AE10]+1" office:value-type="date" office:date-value="2014-02-17" calcext:value-type="date">
            <text:p>17</text:p>
          </table:table-cell>
          <table:table-cell table:style-name="ce124" table:content-validation-name="val1" table:formula="of:=[.AF10]+1" office:value-type="date" office:date-value="2014-02-18" calcext:value-type="date">
            <text:p>18</text:p>
          </table:table-cell>
          <table:table-cell table:style-name="ce124" table:content-validation-name="val1" table:formula="of:=[.AG10]+1" office:value-type="date" office:date-value="2014-02-19" calcext:value-type="date">
            <text:p>19</text:p>
          </table:table-cell>
          <table:table-cell table:style-name="ce124" table:content-validation-name="val1" table:formula="of:=[.AH10]+1" office:value-type="date" office:date-value="2014-02-20" calcext:value-type="date">
            <text:p>20</text:p>
          </table:table-cell>
          <table:table-cell table:style-name="ce124" table:content-validation-name="val1" table:formula="of:=[.AI10]+1" office:value-type="date" office:date-value="2014-02-21" calcext:value-type="date">
            <text:p>21</text:p>
          </table:table-cell>
          <table:table-cell table:style-name="ce124" table:content-validation-name="val1" table:formula="of:=[.AJ10]+1" office:value-type="date" office:date-value="2014-02-22" calcext:value-type="date">
            <text:p>22</text:p>
          </table:table-cell>
          <table:table-cell table:style-name="ce124" table:content-validation-name="val1" table:formula="of:=[.AK10]+1" office:value-type="date" office:date-value="2014-02-23" calcext:value-type="date">
            <text:p>23</text:p>
          </table:table-cell>
          <table:table-cell table:style-name="ce124" table:content-validation-name="val1" table:formula="of:=[.AL10]+1" office:value-type="date" office:date-value="2014-02-24" calcext:value-type="date">
            <text:p>24</text:p>
          </table:table-cell>
          <table:table-cell table:style-name="ce124" table:content-validation-name="val1" table:formula="of:=[.AM10]+1" office:value-type="date" office:date-value="2014-02-25" calcext:value-type="date">
            <text:p>25</text:p>
          </table:table-cell>
          <table:table-cell table:style-name="ce124" table:content-validation-name="val1" table:formula="of:=[.AN10]+1" office:value-type="date" office:date-value="2014-02-26" calcext:value-type="date">
            <text:p>26</text:p>
          </table:table-cell>
          <table:table-cell table:style-name="ce124" table:content-validation-name="val1" table:formula="of:=[.AO10]+1" office:value-type="date" office:date-value="2014-02-27" calcext:value-type="date">
            <text:p>27</text:p>
          </table:table-cell>
          <table:table-cell table:style-name="ce124" table:content-validation-name="val1" table:formula="of:=[.AP10]+1" office:value-type="date" office:date-value="2014-02-28" calcext:value-type="date">
            <text:p>28</text:p>
          </table:table-cell>
          <table:table-cell table:style-name="ce124" table:content-validation-name="val1" table:formula="of:=[.AQ10]+1" office:value-type="date" office:date-value="2014-03-01" calcext:value-type="date">
            <text:p>01</text:p>
          </table:table-cell>
          <table:table-cell table:style-name="ce124" table:content-validation-name="val1" table:formula="of:=[.AR10]+1" office:value-type="date" office:date-value="2014-03-02" calcext:value-type="date">
            <text:p>02</text:p>
          </table:table-cell>
          <table:table-cell table:style-name="ce124" table:content-validation-name="val1" table:formula="of:=[.AS10]+1" office:value-type="date" office:date-value="2014-03-03" calcext:value-type="date">
            <text:p>03</text:p>
          </table:table-cell>
          <table:table-cell table:style-name="ce124" table:content-validation-name="val1" table:formula="of:=[.AT10]+1" office:value-type="date" office:date-value="2014-03-04" calcext:value-type="date">
            <text:p>04</text:p>
          </table:table-cell>
          <table:table-cell table:style-name="ce124" table:content-validation-name="val1" table:formula="of:=[.AU10]+1" office:value-type="date" office:date-value="2014-03-05" calcext:value-type="date">
            <text:p>05</text:p>
          </table:table-cell>
          <table:table-cell table:style-name="ce124" table:content-validation-name="val1" table:formula="of:=[.AV10]+1" office:value-type="date" office:date-value="2014-03-06" calcext:value-type="date">
            <text:p>06</text:p>
          </table:table-cell>
          <table:table-cell table:style-name="ce124" table:content-validation-name="val1" table:formula="of:=[.AW10]+1" office:value-type="date" office:date-value="2014-03-07" calcext:value-type="date">
            <text:p>07</text:p>
          </table:table-cell>
          <table:table-cell table:style-name="ce124" table:content-validation-name="val1" table:formula="of:=[.AX10]+1" office:value-type="date" office:date-value="2014-03-08" calcext:value-type="date">
            <text:p>08</text:p>
          </table:table-cell>
          <table:table-cell table:style-name="ce124" table:content-validation-name="val1" table:formula="of:=[.AY10]+1" office:value-type="date" office:date-value="2014-03-09" calcext:value-type="date">
            <text:p>09</text:p>
          </table:table-cell>
          <table:table-cell table:style-name="ce124" table:content-validation-name="val1" table:formula="of:=[.AZ10]+1" office:value-type="date" office:date-value="2014-03-10" calcext:value-type="date">
            <text:p>10</text:p>
          </table:table-cell>
          <table:table-cell table:style-name="ce124" table:content-validation-name="val1" table:formula="of:=[.BA10]+1" office:value-type="date" office:date-value="2014-03-11" calcext:value-type="date">
            <text:p>11</text:p>
          </table:table-cell>
          <table:table-cell table:style-name="ce124" table:content-validation-name="val1" table:formula="of:=[.BB10]+1" office:value-type="date" office:date-value="2014-03-12" calcext:value-type="date">
            <text:p>12</text:p>
          </table:table-cell>
          <table:table-cell table:style-name="ce124" table:content-validation-name="val1" table:formula="of:=[.BC10]+1" office:value-type="date" office:date-value="2014-03-13" calcext:value-type="date">
            <text:p>13</text:p>
          </table:table-cell>
          <table:table-cell table:style-name="ce124" table:content-validation-name="val1" table:formula="of:=[.BD10]+1" office:value-type="date" office:date-value="2014-03-14" calcext:value-type="date">
            <text:p>14</text:p>
          </table:table-cell>
          <table:table-cell table:style-name="ce124" table:content-validation-name="val1" table:formula="of:=[.BE10]+1" office:value-type="date" office:date-value="2014-03-15" calcext:value-type="date">
            <text:p>15</text:p>
          </table:table-cell>
          <table:table-cell table:style-name="ce124" table:content-validation-name="val1" table:formula="of:=[.BF10]+1" office:value-type="date" office:date-value="2014-03-16" calcext:value-type="date">
            <text:p>16</text:p>
          </table:table-cell>
          <table:table-cell table:style-name="ce124" table:content-validation-name="val1" table:formula="of:=[.BG10]+1" office:value-type="date" office:date-value="2014-03-17" calcext:value-type="date">
            <text:p>17</text:p>
          </table:table-cell>
          <table:table-cell table:style-name="ce124" table:content-validation-name="val1" table:formula="of:=[.BH10]+1" office:value-type="date" office:date-value="2014-03-18" calcext:value-type="date">
            <text:p>18</text:p>
          </table:table-cell>
          <table:table-cell table:style-name="ce124" table:content-validation-name="val1" table:formula="of:=[.BI10]+1" office:value-type="date" office:date-value="2014-03-19" calcext:value-type="date">
            <text:p>19</text:p>
          </table:table-cell>
          <table:table-cell table:style-name="ce124" table:content-validation-name="val1" table:formula="of:=[.BJ10]+1" office:value-type="date" office:date-value="2014-03-20" calcext:value-type="date">
            <text:p>20</text:p>
          </table:table-cell>
          <table:table-cell table:style-name="ce124" table:content-validation-name="val1" table:formula="of:=[.BK10]+1" office:value-type="date" office:date-value="2014-03-21" calcext:value-type="date">
            <text:p>21</text:p>
          </table:table-cell>
          <table:table-cell table:style-name="ce124" table:content-validation-name="val1" table:formula="of:=[.BL10]+1" office:value-type="date" office:date-value="2014-03-22" calcext:value-type="date">
            <text:p>22</text:p>
          </table:table-cell>
          <table:table-cell table:style-name="ce124" table:content-validation-name="val1" table:formula="of:=[.BM10]+1" office:value-type="date" office:date-value="2014-03-23" calcext:value-type="date">
            <text:p>23</text:p>
          </table:table-cell>
          <table:table-cell table:style-name="ce124" table:content-validation-name="val1" table:formula="of:=[.BN10]+1" office:value-type="date" office:date-value="2014-03-24" calcext:value-type="date">
            <text:p>24</text:p>
          </table:table-cell>
          <table:table-cell table:style-name="ce124" table:content-validation-name="val1" table:formula="of:=[.BO10]+1" office:value-type="date" office:date-value="2014-03-25" calcext:value-type="date">
            <text:p>25</text:p>
          </table:table-cell>
          <table:table-cell table:style-name="ce124" table:content-validation-name="val1" table:formula="of:=[.BP10]+1" office:value-type="date" office:date-value="2014-03-26" calcext:value-type="date">
            <text:p>26</text:p>
          </table:table-cell>
          <table:table-cell table:style-name="ce124" table:content-validation-name="val1" table:formula="of:=[.BQ10]+1" office:value-type="date" office:date-value="2014-03-27" calcext:value-type="date">
            <text:p>27</text:p>
          </table:table-cell>
          <table:table-cell table:style-name="ce124" table:content-validation-name="val1" table:formula="of:=[.BR10]+1" office:value-type="date" office:date-value="2014-03-28" calcext:value-type="date">
            <text:p>28</text:p>
          </table:table-cell>
          <table:table-cell table:style-name="ce124" table:content-validation-name="val1" table:formula="of:=[.BS10]+1" office:value-type="date" office:date-value="2014-03-29" calcext:value-type="date">
            <text:p>29</text:p>
          </table:table-cell>
          <table:table-cell table:style-name="ce124" table:content-validation-name="val1" table:formula="of:=[.BT10]+1" office:value-type="date" office:date-value="2014-03-30" calcext:value-type="date">
            <text:p>30</text:p>
          </table:table-cell>
          <table:table-cell table:style-name="ce124" table:content-validation-name="val1" table:formula="of:=[.BU10]+1" office:value-type="date" office:date-value="2014-03-31" calcext:value-type="date">
            <text:p>31</text:p>
          </table:table-cell>
          <table:table-cell table:style-name="ce124" table:content-validation-name="val1" table:formula="of:=[.BV10]+1" office:value-type="date" office:date-value="2014-04-01" calcext:value-type="date">
            <text:p>01</text:p>
          </table:table-cell>
          <table:table-cell table:style-name="ce124" table:content-validation-name="val1" table:formula="of:=[.BW10]+1" office:value-type="date" office:date-value="2014-04-02" calcext:value-type="date">
            <text:p>02</text:p>
          </table:table-cell>
          <table:table-cell table:style-name="ce124" table:content-validation-name="val1" table:formula="of:=[.BX10]+1" office:value-type="date" office:date-value="2014-04-03" calcext:value-type="date">
            <text:p>03</text:p>
          </table:table-cell>
          <table:table-cell table:style-name="ce124" table:content-validation-name="val1" table:formula="of:=[.BY10]+1" office:value-type="date" office:date-value="2014-04-04" calcext:value-type="date">
            <text:p>04</text:p>
          </table:table-cell>
          <table:table-cell table:style-name="ce124" table:content-validation-name="val1" table:formula="of:=[.BZ10]+1" office:value-type="date" office:date-value="2014-04-05" calcext:value-type="date">
            <text:p>05</text:p>
          </table:table-cell>
          <table:table-cell table:style-name="ce124" table:content-validation-name="val1" table:formula="of:=[.CA10]+1" office:value-type="date" office:date-value="2014-04-06" calcext:value-type="date">
            <text:p>06</text:p>
          </table:table-cell>
          <table:table-cell table:style-name="ce124" table:content-validation-name="val1" table:formula="of:=[.CB10]+1" office:value-type="date" office:date-value="2014-04-07" calcext:value-type="date">
            <text:p>07</text:p>
          </table:table-cell>
          <table:table-cell table:style-name="ce124" table:content-validation-name="val1" table:formula="of:=[.CC10]+1" office:value-type="date" office:date-value="2014-04-08" calcext:value-type="date">
            <text:p>08</text:p>
          </table:table-cell>
          <table:table-cell table:style-name="ce124" table:content-validation-name="val1" table:formula="of:=[.CD10]+1" office:value-type="date" office:date-value="2014-04-09" calcext:value-type="date">
            <text:p>09</text:p>
          </table:table-cell>
          <table:table-cell table:style-name="ce124" table:content-validation-name="val1" table:formula="of:=[.CE10]+1" office:value-type="date" office:date-value="2014-04-10" calcext:value-type="date">
            <text:p>10</text:p>
          </table:table-cell>
          <table:table-cell table:style-name="ce124" table:content-validation-name="val1" table:formula="of:=[.CF10]+1" office:value-type="date" office:date-value="2014-04-11" calcext:value-type="date">
            <text:p>11</text:p>
          </table:table-cell>
          <table:table-cell table:style-name="ce124" table:content-validation-name="val1" table:formula="of:=[.CG10]+1" office:value-type="date" office:date-value="2014-04-12" calcext:value-type="date">
            <text:p>12</text:p>
          </table:table-cell>
          <table:table-cell table:style-name="ce124" table:content-validation-name="val1" table:formula="of:=[.CH10]+1" office:value-type="date" office:date-value="2014-04-13" calcext:value-type="date">
            <text:p>13</text:p>
          </table:table-cell>
          <table:table-cell table:style-name="ce124" table:content-validation-name="val1" table:formula="of:=[.CI10]+1" office:value-type="date" office:date-value="2014-04-14" calcext:value-type="date">
            <text:p>14</text:p>
          </table:table-cell>
          <table:table-cell table:style-name="ce124" table:content-validation-name="val1" table:formula="of:=[.CJ10]+1" office:value-type="date" office:date-value="2014-04-15" calcext:value-type="date">
            <text:p>15</text:p>
          </table:table-cell>
          <table:table-cell table:style-name="ce124" table:content-validation-name="val1" table:formula="of:=[.CK10]+1" office:value-type="date" office:date-value="2014-04-16" calcext:value-type="date">
            <text:p>16</text:p>
          </table:table-cell>
          <table:table-cell table:style-name="ce124" table:content-validation-name="val1" table:formula="of:=[.CL10]+1" office:value-type="date" office:date-value="2014-04-17" calcext:value-type="date">
            <text:p>17</text:p>
          </table:table-cell>
          <table:table-cell table:style-name="ce124" table:content-validation-name="val1" table:formula="of:=[.CM10]+1" office:value-type="date" office:date-value="2014-04-18" calcext:value-type="date">
            <text:p>18</text:p>
          </table:table-cell>
          <table:table-cell table:style-name="ce124" table:content-validation-name="val1" table:formula="of:=[.CN10]+1" office:value-type="date" office:date-value="2014-04-19" calcext:value-type="date">
            <text:p>19</text:p>
          </table:table-cell>
          <table:table-cell table:style-name="ce124" table:content-validation-name="val1" table:formula="of:=[.CO10]+1" office:value-type="date" office:date-value="2014-04-20" calcext:value-type="date">
            <text:p>20</text:p>
          </table:table-cell>
          <table:table-cell table:style-name="ce124" table:content-validation-name="val1" table:formula="of:=[.CP10]+1" office:value-type="date" office:date-value="2014-04-21" calcext:value-type="date">
            <text:p>21</text:p>
          </table:table-cell>
          <table:table-cell table:style-name="ce124" table:content-validation-name="val1" table:formula="of:=[.CQ10]+1" office:value-type="date" office:date-value="2014-04-22" calcext:value-type="date">
            <text:p>22</text:p>
          </table:table-cell>
          <table:table-cell table:style-name="ce124" table:content-validation-name="val1" table:formula="of:=[.CR10]+1" office:value-type="date" office:date-value="2014-04-23" calcext:value-type="date">
            <text:p>23</text:p>
          </table:table-cell>
          <table:table-cell table:style-name="ce124" table:content-validation-name="val1" table:formula="of:=[.CS10]+1" office:value-type="date" office:date-value="2014-04-24" calcext:value-type="date">
            <text:p>24</text:p>
          </table:table-cell>
          <table:table-cell table:style-name="ce124" table:content-validation-name="val1" table:formula="of:=[.CT10]+1" office:value-type="date" office:date-value="2014-04-25" calcext:value-type="date">
            <text:p>25</text:p>
          </table:table-cell>
          <table:table-cell table:style-name="ce124" table:content-validation-name="val1" table:formula="of:=[.CU10]+1" office:value-type="date" office:date-value="2014-04-26" calcext:value-type="date">
            <text:p>26</text:p>
          </table:table-cell>
          <table:table-cell table:style-name="ce124" table:content-validation-name="val1" table:formula="of:=[.CV10]+1" office:value-type="date" office:date-value="2014-04-27" calcext:value-type="date">
            <text:p>27</text:p>
          </table:table-cell>
          <table:table-cell table:style-name="ce124" table:content-validation-name="val1" table:formula="of:=[.CW10]+1" office:value-type="date" office:date-value="2014-04-28" calcext:value-type="date">
            <text:p>28</text:p>
          </table:table-cell>
          <table:table-cell table:style-name="ce124" table:content-validation-name="val1" table:formula="of:=[.CX10]+1" office:value-type="date" office:date-value="2014-04-29" calcext:value-type="date">
            <text:p>29</text:p>
          </table:table-cell>
          <table:table-cell table:style-name="ce124" table:content-validation-name="val1" table:formula="of:=[.CY10]+1" office:value-type="date" office:date-value="2014-04-30" calcext:value-type="date">
            <text:p>30</text:p>
          </table:table-cell>
          <table:table-cell table:style-name="ce124" table:content-validation-name="val1" table:formula="of:=[.CZ10]+1" office:value-type="date" office:date-value="2014-05-01" calcext:value-type="date">
            <text:p>01</text:p>
          </table:table-cell>
          <table:table-cell table:style-name="ce124" table:content-validation-name="val1" table:formula="of:=[.DA10]+1" office:value-type="date" office:date-value="2014-05-02" calcext:value-type="date">
            <text:p>02</text:p>
          </table:table-cell>
          <table:table-cell table:style-name="ce124" table:content-validation-name="val1" table:formula="of:=[.DB10]+1" office:value-type="date" office:date-value="2014-05-03" calcext:value-type="date">
            <text:p>03</text:p>
          </table:table-cell>
          <table:table-cell table:style-name="ce124" table:content-validation-name="val1" table:formula="of:=[.DC10]+1" office:value-type="date" office:date-value="2014-05-04" calcext:value-type="date">
            <text:p>04</text:p>
          </table:table-cell>
          <table:table-cell table:style-name="ce124" table:content-validation-name="val1" table:formula="of:=[.DD10]+1" office:value-type="date" office:date-value="2014-05-05" calcext:value-type="date">
            <text:p>05</text:p>
          </table:table-cell>
          <table:table-cell table:style-name="ce124" table:content-validation-name="val1" table:formula="of:=[.DE10]+1" office:value-type="date" office:date-value="2014-05-06" calcext:value-type="date">
            <text:p>06</text:p>
          </table:table-cell>
          <table:table-cell table:style-name="ce124" table:content-validation-name="val1" table:formula="of:=[.DF10]+1" office:value-type="date" office:date-value="2014-05-07" calcext:value-type="date">
            <text:p>07</text:p>
          </table:table-cell>
          <table:table-cell table:style-name="ce124" table:content-validation-name="val1" table:formula="of:=[.DG10]+1" office:value-type="date" office:date-value="2014-05-08" calcext:value-type="date">
            <text:p>08</text:p>
          </table:table-cell>
          <table:table-cell table:style-name="ce124" table:content-validation-name="val1" table:formula="of:=[.DH10]+1" office:value-type="date" office:date-value="2014-05-09" calcext:value-type="date">
            <text:p>09</text:p>
          </table:table-cell>
          <table:table-cell table:style-name="ce124" table:content-validation-name="val1" table:formula="of:=[.DI10]+1" office:value-type="date" office:date-value="2014-05-10" calcext:value-type="date">
            <text:p>10</text:p>
          </table:table-cell>
          <table:table-cell table:style-name="ce124" table:content-validation-name="val1" table:formula="of:=[.DJ10]+1" office:value-type="date" office:date-value="2014-05-11" calcext:value-type="date">
            <text:p>11</text:p>
          </table:table-cell>
          <table:table-cell table:style-name="ce124" table:content-validation-name="val1" table:formula="of:=[.DK10]+1" office:value-type="date" office:date-value="2014-05-12" calcext:value-type="date">
            <text:p>12</text:p>
          </table:table-cell>
          <table:table-cell table:style-name="ce124" table:content-validation-name="val1" table:formula="of:=[.DL10]+1" office:value-type="date" office:date-value="2014-05-13" calcext:value-type="date">
            <text:p>13</text:p>
          </table:table-cell>
          <table:table-cell table:style-name="ce124" table:content-validation-name="val1" table:formula="of:=[.DM10]+1" office:value-type="date" office:date-value="2014-05-14" calcext:value-type="date">
            <text:p>14</text:p>
          </table:table-cell>
          <table:table-cell table:style-name="ce124" table:content-validation-name="val1" table:formula="of:=[.DN10]+1" office:value-type="date" office:date-value="2014-05-15" calcext:value-type="date">
            <text:p>15</text:p>
          </table:table-cell>
          <table:table-cell table:style-name="ce124" table:content-validation-name="val1" table:formula="of:=[.DO10]+1" office:value-type="date" office:date-value="2014-05-16" calcext:value-type="date">
            <text:p>16</text:p>
          </table:table-cell>
          <table:table-cell table:style-name="ce124" table:content-validation-name="val1" table:formula="of:=[.DP10]+1" office:value-type="date" office:date-value="2014-05-17" calcext:value-type="date">
            <text:p>17</text:p>
          </table:table-cell>
          <table:table-cell table:style-name="ce124" table:content-validation-name="val1" table:formula="of:=[.DQ10]+1" office:value-type="date" office:date-value="2014-05-18" calcext:value-type="date">
            <text:p>18</text:p>
          </table:table-cell>
          <table:table-cell table:style-name="ce124" table:content-validation-name="val1" table:formula="of:=[.DR10]+1" office:value-type="date" office:date-value="2014-05-19" calcext:value-type="date">
            <text:p>19</text:p>
          </table:table-cell>
          <table:table-cell table:style-name="ce124" table:content-validation-name="val1" table:formula="of:=[.DS10]+1" office:value-type="date" office:date-value="2014-05-20" calcext:value-type="date">
            <text:p>20</text:p>
          </table:table-cell>
          <table:table-cell table:style-name="ce124" table:content-validation-name="val1" table:formula="of:=[.DT10]+1" office:value-type="date" office:date-value="2014-05-21" calcext:value-type="date">
            <text:p>21</text:p>
          </table:table-cell>
          <table:table-cell table:style-name="ce124" table:content-validation-name="val1" table:formula="of:=[.DU10]+1" office:value-type="date" office:date-value="2014-05-22" calcext:value-type="date">
            <text:p>22</text:p>
          </table:table-cell>
          <table:table-cell table:style-name="ce124" table:content-validation-name="val1" table:formula="of:=[.DV10]+1" office:value-type="date" office:date-value="2014-05-23" calcext:value-type="date">
            <text:p>23</text:p>
          </table:table-cell>
          <table:table-cell table:style-name="ce124" table:content-validation-name="val1" table:formula="of:=[.DW10]+1" office:value-type="date" office:date-value="2014-05-24" calcext:value-type="date">
            <text:p>24</text:p>
          </table:table-cell>
          <table:table-cell table:style-name="ce124" table:content-validation-name="val1" table:formula="of:=[.DX10]+1" office:value-type="date" office:date-value="2014-05-25" calcext:value-type="date">
            <text:p>25</text:p>
          </table:table-cell>
          <table:table-cell table:style-name="ce124" table:content-validation-name="val1" table:formula="of:=[.DY10]+1" office:value-type="date" office:date-value="2014-05-26" calcext:value-type="date">
            <text:p>26</text:p>
          </table:table-cell>
          <table:table-cell table:style-name="ce124" table:content-validation-name="val1" table:formula="of:=[.DZ10]+1" office:value-type="date" office:date-value="2014-05-27" calcext:value-type="date">
            <text:p>27</text:p>
          </table:table-cell>
          <table:table-cell table:style-name="ce124" table:content-validation-name="val1" table:formula="of:=[.EA10]+1" office:value-type="date" office:date-value="2014-05-28" calcext:value-type="date">
            <text:p>28</text:p>
          </table:table-cell>
          <table:table-cell table:style-name="ce124" table:content-validation-name="val1" table:formula="of:=[.EB10]+1" office:value-type="date" office:date-value="2014-05-29" calcext:value-type="date">
            <text:p>29</text:p>
          </table:table-cell>
          <table:table-cell table:style-name="ce124" table:content-validation-name="val1" table:formula="of:=[.EC10]+1" office:value-type="date" office:date-value="2014-05-30" calcext:value-type="date">
            <text:p>30</text:p>
          </table:table-cell>
          <table:table-cell table:style-name="ce124" table:content-validation-name="val1" table:formula="of:=[.ED10]+1" office:value-type="date" office:date-value="2014-05-31" calcext:value-type="date">
            <text:p>31</text:p>
          </table:table-cell>
          <table:table-cell table:style-name="ce124" table:content-validation-name="val1" table:formula="of:=[.EE10]+1" office:value-type="date" office:date-value="2014-06-01" calcext:value-type="date">
            <text:p>01</text:p>
          </table:table-cell>
          <table:table-cell table:style-name="ce124" table:content-validation-name="val1" table:formula="of:=[.EF10]+1" office:value-type="date" office:date-value="2014-06-02" calcext:value-type="date">
            <text:p>02</text:p>
          </table:table-cell>
          <table:table-cell table:style-name="ce124" table:content-validation-name="val1" table:formula="of:=[.EG10]+1" office:value-type="date" office:date-value="2014-06-03" calcext:value-type="date">
            <text:p>03</text:p>
          </table:table-cell>
          <table:table-cell table:style-name="ce124" table:content-validation-name="val1" table:formula="of:=[.EH10]+1" office:value-type="date" office:date-value="2014-06-04" calcext:value-type="date">
            <text:p>04</text:p>
          </table:table-cell>
          <table:table-cell table:style-name="ce124" table:content-validation-name="val1" table:formula="of:=[.EI10]+1" office:value-type="date" office:date-value="2014-06-05" calcext:value-type="date">
            <text:p>05</text:p>
          </table:table-cell>
          <table:table-cell table:style-name="ce124" table:content-validation-name="val1" table:formula="of:=[.EJ10]+1" office:value-type="date" office:date-value="2014-06-06" calcext:value-type="date">
            <text:p>06</text:p>
          </table:table-cell>
          <table:table-cell table:style-name="ce124" table:content-validation-name="val1" table:formula="of:=[.EK10]+1" office:value-type="date" office:date-value="2014-06-07" calcext:value-type="date">
            <text:p>07</text:p>
          </table:table-cell>
          <table:table-cell table:style-name="ce124" table:content-validation-name="val1" table:formula="of:=[.EL10]+1" office:value-type="date" office:date-value="2014-06-08" calcext:value-type="date">
            <text:p>08</text:p>
          </table:table-cell>
          <table:table-cell table:style-name="ce124" table:content-validation-name="val1" table:formula="of:=[.EM10]+1" office:value-type="date" office:date-value="2014-06-09" calcext:value-type="date">
            <text:p>09</text:p>
          </table:table-cell>
          <table:table-cell table:style-name="ce124" table:content-validation-name="val1" table:formula="of:=[.EN10]+1" office:value-type="date" office:date-value="2014-06-10" calcext:value-type="date">
            <text:p>10</text:p>
          </table:table-cell>
          <table:table-cell table:style-name="ce124" table:content-validation-name="val1" table:formula="of:=[.EO10]+1" office:value-type="date" office:date-value="2014-06-11" calcext:value-type="date">
            <text:p>11</text:p>
          </table:table-cell>
          <table:table-cell table:style-name="ce124" table:content-validation-name="val1" table:formula="of:=[.EP10]+1" office:value-type="date" office:date-value="2014-06-12" calcext:value-type="date">
            <text:p>12</text:p>
          </table:table-cell>
          <table:table-cell table:style-name="ce124" table:content-validation-name="val1" table:formula="of:=[.EQ10]+1" office:value-type="date" office:date-value="2014-06-13" calcext:value-type="date">
            <text:p>13</text:p>
          </table:table-cell>
          <table:table-cell table:style-name="ce124" table:content-validation-name="val1" table:formula="of:=[.ER10]+1" office:value-type="date" office:date-value="2014-06-14" calcext:value-type="date">
            <text:p>14</text:p>
          </table:table-cell>
          <table:table-cell table:style-name="ce124" table:content-validation-name="val1" table:formula="of:=[.ES10]+1" office:value-type="date" office:date-value="2014-06-15" calcext:value-type="date">
            <text:p>15</text:p>
          </table:table-cell>
          <table:table-cell table:style-name="ce124" table:content-validation-name="val1" table:formula="of:=[.ET10]+1" office:value-type="date" office:date-value="2014-06-16" calcext:value-type="date">
            <text:p>16</text:p>
          </table:table-cell>
          <table:table-cell table:style-name="ce124" table:content-validation-name="val1" table:formula="of:=[.EU10]+1" office:value-type="date" office:date-value="2014-06-17" calcext:value-type="date">
            <text:p>17</text:p>
          </table:table-cell>
          <table:table-cell table:style-name="ce124" table:content-validation-name="val1" table:formula="of:=[.EV10]+1" office:value-type="date" office:date-value="2014-06-18" calcext:value-type="date">
            <text:p>18</text:p>
          </table:table-cell>
          <table:table-cell table:style-name="ce124" table:content-validation-name="val1" table:formula="of:=[.EW10]+1" office:value-type="date" office:date-value="2014-06-19" calcext:value-type="date">
            <text:p>19</text:p>
          </table:table-cell>
          <table:table-cell table:style-name="ce124" table:content-validation-name="val1" table:formula="of:=[.EX10]+1" office:value-type="date" office:date-value="2014-06-20" calcext:value-type="date">
            <text:p>20</text:p>
          </table:table-cell>
          <table:table-cell table:style-name="ce124" table:content-validation-name="val1" table:formula="of:=[.EY10]+1" office:value-type="date" office:date-value="2014-06-21" calcext:value-type="date">
            <text:p>21</text:p>
          </table:table-cell>
          <table:table-cell table:style-name="ce124" table:content-validation-name="val1" table:formula="of:=[.EZ10]+1" office:value-type="date" office:date-value="2014-06-22" calcext:value-type="date">
            <text:p>22</text:p>
          </table:table-cell>
          <table:table-cell table:style-name="ce124" table:content-validation-name="val1" table:formula="of:=[.FA10]+1" office:value-type="date" office:date-value="2014-06-23" calcext:value-type="date">
            <text:p>23</text:p>
          </table:table-cell>
          <table:table-cell table:style-name="ce124" table:content-validation-name="val1" table:formula="of:=[.FB10]+1" office:value-type="date" office:date-value="2014-06-24" calcext:value-type="date">
            <text:p>24</text:p>
          </table:table-cell>
          <table:table-cell table:style-name="ce124" table:content-validation-name="val1" table:formula="of:=[.FC10]+1" office:value-type="date" office:date-value="2014-06-25" calcext:value-type="date">
            <text:p>25</text:p>
          </table:table-cell>
          <table:table-cell table:style-name="ce124" table:content-validation-name="val1" table:formula="of:=[.FD10]+1" office:value-type="date" office:date-value="2014-06-26" calcext:value-type="date">
            <text:p>26</text:p>
          </table:table-cell>
          <table:table-cell table:style-name="ce124" table:content-validation-name="val1" table:formula="of:=[.FE10]+1" office:value-type="date" office:date-value="2014-06-27" calcext:value-type="date">
            <text:p>27</text:p>
          </table:table-cell>
          <table:table-cell table:style-name="ce124" table:content-validation-name="val1" table:formula="of:=[.FF10]+1" office:value-type="date" office:date-value="2014-06-28" calcext:value-type="date">
            <text:p>28</text:p>
          </table:table-cell>
          <table:table-cell table:style-name="ce124" table:content-validation-name="val1" table:formula="of:=[.FG10]+1" office:value-type="date" office:date-value="2014-06-29" calcext:value-type="date">
            <text:p>29</text:p>
          </table:table-cell>
          <table:table-cell table:style-name="ce124" table:content-validation-name="val1" table:formula="of:=[.FH10]+1" office:value-type="date" office:date-value="2014-06-30" calcext:value-type="date">
            <text:p>30</text:p>
          </table:table-cell>
          <table:table-cell table:style-name="ce124" table:content-validation-name="val1" table:formula="of:=[.FI10]+1" office:value-type="date" office:date-value="2014-07-01" calcext:value-type="date">
            <text:p>01</text:p>
          </table:table-cell>
          <table:table-cell table:style-name="ce124" table:content-validation-name="val1" table:formula="of:=[.FJ10]+1" office:value-type="date" office:date-value="2014-07-02" calcext:value-type="date">
            <text:p>02</text:p>
          </table:table-cell>
          <table:table-cell table:style-name="ce124" table:content-validation-name="val1" table:formula="of:=[.FK10]+1" office:value-type="date" office:date-value="2014-07-03" calcext:value-type="date">
            <text:p>03</text:p>
          </table:table-cell>
          <table:table-cell table:style-name="ce124" table:content-validation-name="val1" table:formula="of:=[.FL10]+1" office:value-type="date" office:date-value="2014-07-04" calcext:value-type="date">
            <text:p>04</text:p>
          </table:table-cell>
          <table:table-cell table:style-name="ce124" table:content-validation-name="val1" table:formula="of:=[.FM10]+1" office:value-type="date" office:date-value="2014-07-05" calcext:value-type="date">
            <text:p>05</text:p>
          </table:table-cell>
          <table:table-cell table:style-name="ce124" table:content-validation-name="val1" table:formula="of:=[.FN10]+1" office:value-type="date" office:date-value="2014-07-06" calcext:value-type="date">
            <text:p>06</text:p>
          </table:table-cell>
          <table:table-cell table:style-name="ce124" table:content-validation-name="val1" table:formula="of:=[.FO10]+1" office:value-type="date" office:date-value="2014-07-07" calcext:value-type="date">
            <text:p>07</text:p>
          </table:table-cell>
          <table:table-cell table:style-name="ce124" table:content-validation-name="val1" table:formula="of:=[.FP10]+1" office:value-type="date" office:date-value="2014-07-08" calcext:value-type="date">
            <text:p>08</text:p>
          </table:table-cell>
          <table:table-cell table:style-name="ce124" table:content-validation-name="val1" table:formula="of:=[.FQ10]+1" office:value-type="date" office:date-value="2014-07-09" calcext:value-type="date">
            <text:p>09</text:p>
          </table:table-cell>
          <table:table-cell table:style-name="ce124" table:content-validation-name="val1" table:formula="of:=[.FR10]+1" office:value-type="date" office:date-value="2014-07-10" calcext:value-type="date">
            <text:p>10</text:p>
          </table:table-cell>
          <table:table-cell table:style-name="ce124" table:content-validation-name="val1" table:formula="of:=[.FS10]+1" office:value-type="date" office:date-value="2014-07-11" calcext:value-type="date">
            <text:p>11</text:p>
          </table:table-cell>
          <table:table-cell table:style-name="ce124" table:content-validation-name="val1" table:formula="of:=[.FT10]+1" office:value-type="date" office:date-value="2014-07-12" calcext:value-type="date">
            <text:p>12</text:p>
          </table:table-cell>
          <table:table-cell table:style-name="ce124" table:content-validation-name="val1" table:formula="of:=[.FU10]+1" office:value-type="date" office:date-value="2014-07-13" calcext:value-type="date">
            <text:p>13</text:p>
          </table:table-cell>
          <table:table-cell table:style-name="ce124" table:content-validation-name="val1" table:formula="of:=[.FV10]+1" office:value-type="date" office:date-value="2014-07-14" calcext:value-type="date">
            <text:p>14</text:p>
          </table:table-cell>
          <table:table-cell table:style-name="ce124" table:content-validation-name="val1" table:formula="of:=[.FW10]+1" office:value-type="date" office:date-value="2014-07-15" calcext:value-type="date">
            <text:p>15</text:p>
          </table:table-cell>
          <table:table-cell table:style-name="ce124" table:content-validation-name="val1" table:formula="of:=[.FX10]+1" office:value-type="date" office:date-value="2014-07-16" calcext:value-type="date">
            <text:p>16</text:p>
          </table:table-cell>
          <table:table-cell table:style-name="ce124" table:content-validation-name="val1" table:formula="of:=[.FY10]+1" office:value-type="date" office:date-value="2014-07-17" calcext:value-type="date">
            <text:p>17</text:p>
          </table:table-cell>
          <table:table-cell table:style-name="ce124" table:content-validation-name="val1" table:formula="of:=[.FZ10]+1" office:value-type="date" office:date-value="2014-07-18" calcext:value-type="date">
            <text:p>18</text:p>
          </table:table-cell>
          <table:table-cell table:style-name="ce124" table:content-validation-name="val1" table:formula="of:=[.GA10]+1" office:value-type="date" office:date-value="2014-07-19" calcext:value-type="date">
            <text:p>19</text:p>
          </table:table-cell>
          <table:table-cell table:style-name="ce124" table:content-validation-name="val1" table:formula="of:=[.GB10]+1" office:value-type="date" office:date-value="2014-07-20" calcext:value-type="date">
            <text:p>20</text:p>
          </table:table-cell>
          <table:table-cell table:style-name="ce124" table:content-validation-name="val1" table:formula="of:=[.GC10]+1" office:value-type="date" office:date-value="2014-07-21" calcext:value-type="date">
            <text:p>21</text:p>
          </table:table-cell>
          <table:table-cell table:style-name="ce124" table:content-validation-name="val1" table:formula="of:=[.GD10]+1" office:value-type="date" office:date-value="2014-07-22" calcext:value-type="date">
            <text:p>22</text:p>
          </table:table-cell>
          <table:table-cell table:style-name="ce124" table:content-validation-name="val1" table:formula="of:=[.GE10]+1" office:value-type="date" office:date-value="2014-07-23" calcext:value-type="date">
            <text:p>23</text:p>
          </table:table-cell>
          <table:table-cell table:style-name="ce124" table:content-validation-name="val1" table:formula="of:=[.GF10]+1" office:value-type="date" office:date-value="2014-07-24" calcext:value-type="date">
            <text:p>24</text:p>
          </table:table-cell>
          <table:table-cell table:style-name="ce124" table:content-validation-name="val1" table:formula="of:=[.GG10]+1" office:value-type="date" office:date-value="2014-07-25" calcext:value-type="date">
            <text:p>25</text:p>
          </table:table-cell>
          <table:table-cell table:style-name="ce124" table:content-validation-name="val1" table:formula="of:=[.GH10]+1" office:value-type="date" office:date-value="2014-07-26" calcext:value-type="date">
            <text:p>26</text:p>
          </table:table-cell>
          <table:table-cell table:style-name="ce143" table:content-validation-name="val1" table:number-columns-repeated="690"/>
          <table:table-cell table:style-name="ce149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テンプレートメール新規登録</text:p>
          </table:table-cell>
          <table:table-cell table:style-name="ce21" table:content-validation-name="val1" office:value-type="string" calcext:value-type="string">
            <text:p>Khang</text:p>
          </table:table-cell>
          <table:table-cell table:style-name="ce51" table:content-validation-name="val1" table:formula="of:=MIN([.D12:.D17])" office:value-type="date" office:date-value="2014-01-27" calcext:value-type="date">
            <text:p>27-Jan-2014</text:p>
          </table:table-cell>
          <table:table-cell table:style-name="ce64" table:content-validation-name="val1" table:formula="of:=NETWORKDAYS([.D11];[.F11];Holidays)" office:value-type="float" office:value="2" calcext:value-type="float">
            <text:p>2</text:p>
          </table:table-cell>
          <table:table-cell table:style-name="ce75" table:content-validation-name="val1" table:formula="of:=MAX([.F12:.F16])" office:value-type="date" office:date-value="2014-01-28" calcext:value-type="date">
            <text:p>28-Jan-2014</text:p>
          </table:table-cell>
          <table:table-cell table:style-name="ce86" table:content-validation-name="val1" table:formula="of:=SUMPRODUCT([.G12:.G17];[.E12:.E17])/SUM([.E12:.E17])" office:value-type="percentage" office:value="0.25" calcext:value-type="percentage">
            <text:p>25%</text:p>
          </table:table-cell>
          <table:table-cell table:style-name="ce103" table:content-validation-name="val1" table:formula="of:=[.F11]-[.D11]+1" office:value-type="float" office:value="2" calcext:value-type="float">
            <text:p>2</text:p>
          </table:table-cell>
          <table:table-cell table:style-name="ce111" table:content-validation-name="val1" table:formula="of:=SUM([.I12:.I16])" office:value-type="float" office:value="0" calcext:value-type="float">
            <text:p>0</text:p>
          </table:table-cell>
          <table:table-cell table:style-name="ce118" table:content-validation-name="val1" table:formula="of:=SUM([.J12:.J16])" office:value-type="float" office:value="1.5" calcext:value-type="float">
            <text:p>2</text:p>
          </table:table-cell>
          <table:table-cell table:style-name="ce125" table:content-validation-name="val1"/>
          <table:table-cell table:style-name="ce131" table:content-validation-name="val1" table:number-columns-repeated="41"/>
          <table:table-cell table:style-name="ce135" table:content-validation-name="val1" table:number-columns-repeated="139"/>
          <table:table-cell table:style-name="ce144" table:content-validation-name="val1" table:number-columns-repeated="690"/>
          <table:table-cell table:style-name="ce150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テンプレートメール一覧</text:p>
          </table:table-cell>
          <table:table-cell table:style-name="ce36" table:content-validation-name="val1"/>
          <table:table-cell table:style-name="ce52" table:content-validation-name="val1"/>
          <table:table-cell table:style-name="ce65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7" table:content-validation-name="val1"/>
          <table:table-cell table:style-name="ce104" table:content-validation-name="val1" table:formula="of:=IF(ISNUMBER([.F12]);[.F12]-[.D12]+1;&quot;&quot;)">
            <text:p/>
          </table:table-cell>
          <table:table-cell table:style-name="ce112" table:content-validation-name="val1" table:formula="of:=IF(ISNUMBER([.E12]);ROUNDDOWN([.E12]*[.G12]);&quot;&quot;)">
            <text:p/>
          </table:table-cell>
          <table:table-cell table:style-name="ce119" table:content-validation-name="val1" table:formula="of:=IF(ISNUMBER([.E12]);[.E12]-[.I12];&quot;&quot;)">
            <text:p/>
          </table:table-cell>
          <table:table-cell table:style-name="ce126" table:content-validation-name="val1"/>
          <table:table-cell table:style-name="ce130" table:content-validation-name="val1" table:number-columns-repeated="41"/>
          <table:table-cell table:style-name="ce136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lect from DB + show on layout</text:p>
          </table:table-cell>
          <table:table-cell table:style-name="ce37" table:content-validation-name="val1"/>
          <table:table-cell table:style-name="ce53" table:content-validation-name="val1" office:value-type="date" office:date-value="2014-01-27" calcext:value-type="date">
            <text:p>27-Jan-2014</text:p>
          </table:table-cell>
          <table:table-cell table:style-name="ce66" table:content-validation-name="val1" office:value-type="float" office:value="0.5" calcext:value-type="float">
            <text:p>0.5</text:p>
          </table:table-cell>
          <table:table-cell table:style-name="ce77" table:content-validation-name="val1" table:formula="of:=IF([.E13]&gt;0;WORKDAY([.D13];[.E13]-1;Holidays); &quot;&quot;)" office:value-type="date" office:date-value="2014-01-27" calcext:value-type="date">
            <text:p>27-Jan-2014</text:p>
          </table:table-cell>
          <table:table-cell table:style-name="ce88" table:content-validation-name="val1" office:value-type="percentage" office:value="1" calcext:value-type="percentage">
            <text:p>100%</text:p>
          </table:table-cell>
          <table:table-cell table:style-name="ce104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2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19" table:content-validation-name="val1" table:formula="of:=IF(ISNUMBER([.E13]);[.E13]-[.I13];&quot;&quot;)" office:value-type="float" office:value="0.5" calcext:value-type="float">
            <text:p>1</text:p>
          </table:table-cell>
          <table:table-cell table:style-name="ce127" table:content-validation-name="val1"/>
          <table:table-cell table:style-name="ce133" table:content-validation-name="val1" table:number-columns-repeated="41"/>
          <table:table-cell table:style-name="ce137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テンプレートメール登録</text:p>
          </table:table-cell>
          <table:table-cell table:style-name="ce36" table:content-validation-name="val1"/>
          <table:table-cell table:style-name="ce52" table:content-validation-name="val1"/>
          <table:table-cell table:style-name="ce65" table:content-validation-name="val1"/>
          <table:table-cell table:style-name="ce76" table:content-validation-name="val1" table:formula="of:=IF([.E14]&gt;0;WORKDAY([.D14];[.E14]-1;Holidays); &quot;&quot;)">
            <text:p/>
          </table:table-cell>
          <table:table-cell table:style-name="ce87" table:content-validation-name="val1"/>
          <table:table-cell table:style-name="ce104" table:content-validation-name="val1" table:formula="of:=IF(ISNUMBER([.F14]);[.F14]-[.D14]+1;&quot;&quot;)">
            <text:p/>
          </table:table-cell>
          <table:table-cell table:style-name="ce112" table:content-validation-name="val1" table:formula="of:=IF(ISNUMBER([.E14]);ROUNDDOWN([.E14]*[.G14]);&quot;&quot;)">
            <text:p/>
          </table:table-cell>
          <table:table-cell table:style-name="ce119" table:content-validation-name="val1" table:formula="of:=IF(ISNUMBER([.E14]);[.E14]-[.I14];&quot;&quot;)">
            <text:p/>
          </table:table-cell>
          <table:table-cell table:style-name="ce128" table:content-validation-name="val1"/>
          <table:table-cell table:style-name="ce132" table:content-validation-name="val1" table:number-columns-repeated="41"/>
          <table:table-cell table:style-name="ce136" table:content-validation-name="val1" table:number-columns-repeated="139"/>
          <table:table-cell table:style-name="ce145" table:content-validation-name="val1" table:number-columns-repeated="690"/>
          <table:table-cell table:style-name="ce40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reate form input</text:p>
          </table:table-cell>
          <table:table-cell table:style-name="ce37" table:content-validation-name="val1"/>
          <table:table-cell table:style-name="ce53" table:content-validation-name="val1" office:value-type="date" office:date-value="2014-01-28" calcext:value-type="date">
            <text:p>28-Jan-2014</text:p>
          </table:table-cell>
          <table:table-cell table:style-name="ce66" table:content-validation-name="val1" office:value-type="float" office:value="0.5" calcext:value-type="float">
            <text:p>0.5</text:p>
          </table:table-cell>
          <table:table-cell table:style-name="ce77" table:content-validation-name="val1" table:formula="of:=IF([.E15]&gt;0;WORKDAY([.D15];[.E15]-1;Holidays); &quot;&quot;)" office:value-type="date" office:date-value="2014-01-28" calcext:value-type="date">
            <text:p>28-Jan-2014</text:p>
          </table:table-cell>
          <table:table-cell table:style-name="ce89" table:content-validation-name="val1"/>
          <table:table-cell table:style-name="ce104" table:content-validation-name="val1" table:formula="of:=IF(ISNUMBER([.F15]);[.F15]-[.D15]+1;&quot;&quot;)" office:value-type="float" office:value="1" calcext:value-type="float">
            <text:p>1</text:p>
          </table:table-cell>
          <table:table-cell table:style-name="ce112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19" table:content-validation-name="val1" table:formula="of:=IF(ISNUMBER([.E15]);[.E15]-[.I15];&quot;&quot;)" office:value-type="float" office:value="0.5" calcext:value-type="float">
            <text:p>1</text:p>
          </table:table-cell>
          <table:table-cell table:style-name="ce129" table:content-validation-name="val1"/>
          <table:table-cell table:style-name="ce130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gister new record and show on layout</text:p>
          </table:table-cell>
          <table:table-cell table:style-name="ce37" table:content-validation-name="val1"/>
          <table:table-cell table:style-name="ce53" table:content-validation-name="val1" office:value-type="date" office:date-value="2014-01-28" calcext:value-type="date">
            <text:p>28-Jan-2014</text:p>
          </table:table-cell>
          <table:table-cell table:style-name="ce66" table:content-validation-name="val1" office:value-type="float" office:value="0.5" calcext:value-type="float">
            <text:p>0.5</text:p>
          </table:table-cell>
          <table:table-cell table:style-name="ce77" table:content-validation-name="val1" table:formula="of:=IF([.E16]&gt;0;WORKDAY([.D16];[.E16]-1;Holidays); &quot;&quot;)" office:value-type="date" office:date-value="2014-01-28" calcext:value-type="date">
            <text:p>28-Jan-2014</text:p>
          </table:table-cell>
          <table:table-cell table:style-name="ce89" table:content-validation-name="val1"/>
          <table:table-cell table:style-name="ce104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12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19" table:content-validation-name="val1" table:formula="of:=IF(ISNUMBER([.E16]);[.E16]-[.I16];&quot;&quot;)" office:value-type="float" office:value="0.5" calcext:value-type="float">
            <text:p>1</text:p>
          </table:table-cell>
          <table:table-cell table:style-name="ce129" table:content-validation-name="val1"/>
          <table:table-cell table:style-name="ce130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4" table:content-validation-name="val1" office:value-type="string" calcext:value-type="string">
            <text:p>Edit form</text:p>
          </table:table-cell>
          <table:table-cell table:style-name="ce30" table:content-validation-name="val1"/>
          <table:table-cell table:style-name="ce53" table:content-validation-name="val1" office:value-type="date" office:date-value="2014-01-28" calcext:value-type="date">
            <text:p>28-Jan-2014</text:p>
          </table:table-cell>
          <table:table-cell table:style-name="ce66" table:content-validation-name="val1" office:value-type="float" office:value="0.5" calcext:value-type="float">
            <text:p>0.5</text:p>
          </table:table-cell>
          <table:table-cell table:style-name="ce77" table:content-validation-name="val1" table:formula="of:=IF([.E17]&gt;0;WORKDAY([.D17];[.E17]-1;Holidays); &quot;&quot;)" office:value-type="date" office:date-value="2014-01-28" calcext:value-type="date">
            <text:p>28-Jan-2014</text:p>
          </table:table-cell>
          <table:table-cell table:style-name="ce89" table:content-validation-name="val1"/>
          <table:table-cell table:style-name="ce104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12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19" table:content-validation-name="val1" table:formula="of:=IF(ISNUMBER([.E17]);[.E17]-[.I17];&quot;&quot;)" office:value-type="float" office:value="0.5" calcext:value-type="float">
            <text:p>1</text:p>
          </table:table-cell>
          <table:table-cell table:style-name="ce130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4" table:content-validation-name="val1"/>
          <table:table-cell table:style-name="ce30" table:content-validation-name="val1"/>
          <table:table-cell table:style-name="ce53" table:content-validation-name="val1"/>
          <table:table-cell table:style-name="ce66" table:content-validation-name="val1"/>
          <table:table-cell table:style-name="ce77" table:content-validation-name="val1"/>
          <table:table-cell table:style-name="ce89" table:content-validation-name="val1"/>
          <table:table-cell table:style-name="ce104" table:content-validation-name="val1"/>
          <table:table-cell table:style-name="ce112" table:content-validation-name="val1"/>
          <table:table-cell table:style-name="ce119" table:content-validation-name="val1"/>
          <table:table-cell table:style-name="ce130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4" table:content-validation-name="val1"/>
          <table:table-cell table:style-name="ce30" table:content-validation-name="val1"/>
          <table:table-cell table:style-name="ce54" table:content-validation-name="val1"/>
          <table:table-cell table:style-name="ce67" table:content-validation-name="val1"/>
          <table:table-cell table:style-name="ce78" table:content-validation-name="val1"/>
          <table:table-cell table:style-name="ce90" table:content-validation-name="val1"/>
          <table:table-cell table:style-name="ce104" table:content-validation-name="val1"/>
          <table:table-cell table:style-name="ce112" table:content-validation-name="val1"/>
          <table:table-cell table:style-name="ce119" table:content-validation-name="val1"/>
          <table:table-cell table:style-name="ce130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5" table:content-validation-name="val1" office:value-type="string" calcext:value-type="string">
            <text:p>テンプレートメール（署名）新規登録</text:p>
          </table:table-cell>
          <table:table-cell table:style-name="ce25" table:content-validation-name="val1" office:value-type="string" calcext:value-type="string">
            <text:p>Khang</text:p>
          </table:table-cell>
          <table:table-cell table:style-name="ce51" table:content-validation-name="val1" table:formula="of:=MIN([.D21:.D26])" office:value-type="date" office:date-value="2014-01-29" calcext:value-type="date">
            <text:p>29-Jan-2014</text:p>
          </table:table-cell>
          <table:table-cell table:style-name="ce64" table:content-validation-name="val1" table:formula="of:=NETWORKDAYS([.D20];[.F20];Holidays)" office:value-type="float" office:value="1" calcext:value-type="float">
            <text:p>1</text:p>
          </table:table-cell>
          <table:table-cell table:style-name="ce75" table:content-validation-name="val1" table:formula="of:=MAX([.F21:.F26])" office:value-type="date" office:date-value="2014-01-29" calcext:value-type="date">
            <text:p>29-Jan-2014</text:p>
          </table:table-cell>
          <table:table-cell table:style-name="ce91" table:content-validation-name="val1" table:formula="of:=SUMPRODUCT([.G21:.G26];[.E21:.E26])/SUM([.E21:.E26])" office:value-type="percentage" office:value="0" calcext:value-type="percentage">
            <text:p>0%</text:p>
          </table:table-cell>
          <table:table-cell table:style-name="ce103" table:content-validation-name="val1" table:formula="of:=[.F20]-[.D20]+1" office:value-type="float" office:value="1" calcext:value-type="float">
            <text:p>1</text:p>
          </table:table-cell>
          <table:table-cell table:style-name="ce111" table:content-validation-name="val1" table:formula="of:=SUM([.I21:.I23])" office:value-type="float" office:value="0" calcext:value-type="float">
            <text:p>0</text:p>
          </table:table-cell>
          <table:table-cell table:style-name="ce118" table:content-validation-name="val1" table:formula="of:=SUM([.J21:.J23])" office:value-type="float" office:value="0.5" calcext:value-type="float">
            <text:p>1</text:p>
          </table:table-cell>
          <table:table-cell table:style-name="ce131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50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6" table:content-validation-name="val1" office:value-type="string" calcext:value-type="string">
            <text:p>テンプレートメール（署名）一覧</text:p>
          </table:table-cell>
          <table:table-cell table:style-name="ce36" table:content-validation-name="val1"/>
          <table:table-cell table:style-name="ce52" table:content-validation-name="val1"/>
          <table:table-cell table:style-name="ce65" table:content-validation-name="val1"/>
          <table:table-cell table:style-name="ce76" table:content-validation-name="val1" table:formula="of:=IF([.E21]&gt;0;WORKDAY([.D21];[.E21]-1;Holidays); &quot;&quot;)">
            <text:p/>
          </table:table-cell>
          <table:table-cell table:style-name="ce87" table:content-validation-name="val1"/>
          <table:table-cell table:style-name="ce104" table:content-validation-name="val1" table:formula="of:=IF(ISNUMBER([.F21]);[.F21]-[.D21]+1;&quot;&quot;)">
            <text:p/>
          </table:table-cell>
          <table:table-cell table:style-name="ce112" table:content-validation-name="val1" table:formula="of:=IF(ISNUMBER([.E21]);ROUNDDOWN([.E21]*[.G21]);&quot;&quot;)">
            <text:p/>
          </table:table-cell>
          <table:table-cell table:style-name="ce119" table:content-validation-name="val1" table:formula="of:=IF(ISNUMBER([.E21]);[.E21]-[.I21];&quot;&quot;)">
            <text:p/>
          </table:table-cell>
          <table:table-cell table:style-name="ce132" table:content-validation-name="val1" table:number-columns-repeated="42"/>
          <table:table-cell table:style-name="ce136" table:content-validation-name="val1" table:number-columns-repeated="139"/>
          <table:table-cell table:style-name="ce145" table:content-validation-name="val1" table:number-columns-repeated="690"/>
          <table:table-cell table:style-name="ce40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7" table:content-validation-name="val1" office:value-type="string" calcext:value-type="string">
            <text:p>Select from DB + show on layout</text:p>
          </table:table-cell>
          <table:table-cell table:style-name="ce37" table:content-validation-name="val1"/>
          <table:table-cell table:style-name="ce55" table:content-validation-name="val1" office:value-type="date" office:date-value="2014-01-29" calcext:value-type="date">
            <text:p>29-Jan-2014</text:p>
          </table:table-cell>
          <table:table-cell table:style-name="ce68" table:content-validation-name="val1" office:value-type="float" office:value="0.5" calcext:value-type="float">
            <text:p>0.5</text:p>
          </table:table-cell>
          <table:table-cell table:style-name="ce77" table:content-validation-name="val1" table:formula="of:=IF([.E22]&gt;0;WORKDAY([.D22];[.E22]-1;Holidays); &quot;&quot;)" office:value-type="date" office:date-value="2014-01-29" calcext:value-type="date">
            <text:p>29-Jan-2014</text:p>
          </table:table-cell>
          <table:table-cell table:style-name="ce92" table:content-validation-name="val1"/>
          <table:table-cell table:style-name="ce104" table:content-validation-name="val1" table:formula="of:=IF(ISNUMBER([.F22]);[.F22]-[.D22]+1;&quot;&quot;)" office:value-type="float" office:value="1" calcext:value-type="float">
            <text:p>1</text:p>
          </table:table-cell>
          <table:table-cell table:style-name="ce112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19" table:content-validation-name="val1" table:formula="of:=IF(ISNUMBER([.E22]);[.E22]-[.I22];&quot;&quot;)" office:value-type="float" office:value="0.5" calcext:value-type="float">
            <text:p>1</text:p>
          </table:table-cell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6" table:content-validation-name="val1" office:value-type="string" calcext:value-type="string">
            <text:p>テンプレートメール（署名）登録</text:p>
          </table:table-cell>
          <table:table-cell table:style-name="ce37" table:content-validation-name="val1"/>
          <table:table-cell table:style-name="ce55" table:content-validation-name="val1"/>
          <table:table-cell table:style-name="ce68" table:content-validation-name="val1"/>
          <table:table-cell table:style-name="ce77" table:content-validation-name="val1" table:formula="of:=IF([.E23]&gt;0;WORKDAY([.D23];[.E23]-1;Holidays); &quot;&quot;)">
            <text:p/>
          </table:table-cell>
          <table:table-cell table:style-name="ce92" table:content-validation-name="val1"/>
          <table:table-cell table:style-name="ce104" table:content-validation-name="val1" table:formula="of:=IF(ISNUMBER([.F23]);[.F23]-[.D23]+1;&quot;&quot;)">
            <text:p/>
          </table:table-cell>
          <table:table-cell table:style-name="ce112" table:content-validation-name="val1" table:formula="of:=IF(ISNUMBER([.E23]);ROUNDDOWN([.E23]*[.G23]);&quot;&quot;)">
            <text:p/>
          </table:table-cell>
          <table:table-cell table:style-name="ce119" table:content-validation-name="val1" table:formula="of:=IF(ISNUMBER([.E23]);[.E23]-[.I23];&quot;&quot;)">
            <text:p/>
          </table:table-cell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reate form input</text:p>
          </table:table-cell>
          <table:table-cell table:style-name="ce37" table:content-validation-name="val1"/>
          <table:table-cell table:style-name="ce55" table:content-validation-name="val1" office:value-type="date" office:date-value="2014-01-29" calcext:value-type="date">
            <text:p>29-Jan-2014</text:p>
          </table:table-cell>
          <table:table-cell table:style-name="ce68" table:content-validation-name="val1" office:value-type="float" office:value="0.5" calcext:value-type="float">
            <text:p>0.5</text:p>
          </table:table-cell>
          <table:table-cell table:style-name="ce77" table:content-validation-name="val1" table:formula="of:=IF([.E24]&gt;0;WORKDAY([.D24];[.E24]-1;Holidays); &quot;&quot;)" office:value-type="date" office:date-value="2014-01-29" calcext:value-type="date">
            <text:p>29-Jan-2014</text:p>
          </table:table-cell>
          <table:table-cell table:style-name="ce92" table:content-validation-name="val1"/>
          <table:table-cell table:style-name="ce104" table:content-validation-name="val1"/>
          <table:table-cell table:style-name="ce112" table:content-validation-name="val1"/>
          <table:table-cell table:style-name="ce119" table:content-validation-name="val1"/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gister new record and show on layout</text:p>
          </table:table-cell>
          <table:table-cell table:style-name="ce37" table:content-validation-name="val1"/>
          <table:table-cell table:style-name="ce55" table:content-validation-name="val1" office:value-type="date" office:date-value="2014-01-29" calcext:value-type="date">
            <text:p>29-Jan-2014</text:p>
          </table:table-cell>
          <table:table-cell table:style-name="ce68" table:content-validation-name="val1" office:value-type="float" office:value="0.5" calcext:value-type="float">
            <text:p>0.5</text:p>
          </table:table-cell>
          <table:table-cell table:style-name="ce77" table:content-validation-name="val1" table:formula="of:=IF([.E25]&gt;0;WORKDAY([.D25];[.E25]-1;Holidays); &quot;&quot;)" office:value-type="date" office:date-value="2014-01-29" calcext:value-type="date">
            <text:p>29-Jan-2014</text:p>
          </table:table-cell>
          <table:table-cell table:style-name="ce92" table:content-validation-name="val1"/>
          <table:table-cell table:style-name="ce104" table:content-validation-name="val1"/>
          <table:table-cell table:style-name="ce112" table:content-validation-name="val1"/>
          <table:table-cell table:style-name="ce119" table:content-validation-name="val1"/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Edit form</text:p>
          </table:table-cell>
          <table:table-cell table:style-name="ce37" table:content-validation-name="val1"/>
          <table:table-cell table:style-name="ce55" table:content-validation-name="val1" office:value-type="date" office:date-value="2014-01-29" calcext:value-type="date">
            <text:p>29-Jan-2014</text:p>
          </table:table-cell>
          <table:table-cell table:style-name="ce68" table:content-validation-name="val1" office:value-type="float" office:value="0.5" calcext:value-type="float">
            <text:p>0.5</text:p>
          </table:table-cell>
          <table:table-cell table:style-name="ce77" table:content-validation-name="val1" table:formula="of:=IF([.E26]&gt;0;WORKDAY([.D26];[.E26]-1;Holidays); &quot;&quot;)" office:value-type="date" office:date-value="2014-01-29" calcext:value-type="date">
            <text:p>29-Jan-2014</text:p>
          </table:table-cell>
          <table:table-cell table:style-name="ce92" table:content-validation-name="val1"/>
          <table:table-cell table:style-name="ce104" table:content-validation-name="val1"/>
          <table:table-cell table:style-name="ce112" table:content-validation-name="val1"/>
          <table:table-cell table:style-name="ce119" table:content-validation-name="val1"/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8" table:content-validation-name="val1"/>
          <table:table-cell table:style-name="ce37" table:content-validation-name="val1"/>
          <table:table-cell table:style-name="ce56" table:content-validation-name="val1"/>
          <table:table-cell table:style-name="ce69" table:content-validation-name="val1"/>
          <table:table-cell table:style-name="ce78" table:content-validation-name="val1"/>
          <table:table-cell table:style-name="ce93" table:content-validation-name="val1"/>
          <table:table-cell table:style-name="ce104" table:content-validation-name="val1"/>
          <table:table-cell table:style-name="ce112" table:content-validation-name="val1"/>
          <table:table-cell table:style-name="ce119" table:content-validation-name="val1"/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0" table:content-validation-name="val1"/>
          <table:table-cell table:style-name="ce29" table:content-validation-name="val1"/>
          <table:table-cell table:style-name="ce30" table:content-validation-name="val1"/>
          <table:table-cell table:style-name="ce54" table:content-validation-name="val1"/>
          <table:table-cell table:style-name="ce67" table:content-validation-name="val1"/>
          <table:table-cell table:style-name="ce78" table:content-validation-name="val1"/>
          <table:table-cell table:style-name="ce90" table:content-validation-name="val1"/>
          <table:table-cell table:style-name="ce104" table:content-validation-name="val1"/>
          <table:table-cell table:style-name="ce112" table:content-validation-name="val1"/>
          <table:table-cell table:style-name="ce119" table:content-validation-name="val1"/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9" table:content-validation-name="val1"/>
          <table:table-cell table:style-name="ce25" table:content-validation-name="val1" office:value-type="string" calcext:value-type="string">
            <text:p>エベント登録・編集</text:p>
          </table:table-cell>
          <table:table-cell table:style-name="ce25" table:content-validation-name="val1" office:value-type="string" calcext:value-type="string">
            <text:p>Khang</text:p>
          </table:table-cell>
          <table:table-cell table:style-name="ce51" table:content-validation-name="val1" table:formula="of:=MIN([.D30:.D31])" office:value-type="date" office:date-value="2014-01-30" calcext:value-type="date">
            <text:p>30-Jan-2014</text:p>
          </table:table-cell>
          <table:table-cell table:style-name="ce64" table:content-validation-name="val1" table:formula="of:=NETWORKDAYS([.D29];[.F29];Holidays)" office:value-type="float" office:value="1" calcext:value-type="float">
            <text:p>1</text:p>
          </table:table-cell>
          <table:table-cell table:style-name="ce75" table:content-validation-name="val1" table:formula="of:=MAX([.F30:.F31])" office:value-type="date" office:date-value="2014-01-30" calcext:value-type="date">
            <text:p>30-Jan-2014</text:p>
          </table:table-cell>
          <table:table-cell table:style-name="ce91" table:content-validation-name="val1" table:formula="of:=IF(SUM([.E30:.E31]);SUMPRODUCT([.G30:.G31];[.E30:.E31])/SUM([.E30:.E31]);&quot;&quot;)" office:value-type="percentage" office:value="0" calcext:value-type="percentage">
            <text:p>0%</text:p>
          </table:table-cell>
          <table:table-cell table:style-name="ce103" table:content-validation-name="val1" table:formula="of:=[.F29]-[.D29]+1" office:value-type="float" office:value="1" calcext:value-type="float">
            <text:p>1</text:p>
          </table:table-cell>
          <table:table-cell table:style-name="ce111" table:content-validation-name="val1" table:formula="of:=SUM([.I30:.I31])" office:value-type="float" office:value="0" calcext:value-type="float">
            <text:p>0</text:p>
          </table:table-cell>
          <table:table-cell table:style-name="ce118" table:content-validation-name="val1" table:formula="of:=SUM([.J30:.J31])" office:value-type="float" office:value="1" calcext:value-type="float">
            <text:p>1</text:p>
          </table:table-cell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6" table:content-validation-name="val1"/>
          <table:table-cell table:style-name="ce52" table:content-validation-name="val1"/>
          <table:table-cell table:style-name="ce69" table:content-validation-name="val1" table:formula="of:=IF(AND([.D30]&gt;0;[.F30]&gt;0);NETWORKDAYS([.D30];[.F30];Holidays);&quot;&quot;)">
            <text:p/>
          </table:table-cell>
          <table:table-cell table:style-name="ce79" table:content-validation-name="val1"/>
          <table:table-cell table:style-name="ce87" table:content-validation-name="val1"/>
          <table:table-cell table:style-name="ce104" table:content-validation-name="val1" table:formula="of:=IF(ISNUMBER([.F30]);[.F30]-[.D30]+1;&quot;&quot;)">
            <text:p/>
          </table:table-cell>
          <table:table-cell table:style-name="ce112" table:content-validation-name="val1" table:formula="of:=IF(ISNUMBER([.E30]);ROUNDDOWN([.E30]*[.G30]);&quot;&quot;)">
            <text:p/>
          </table:table-cell>
          <table:table-cell table:style-name="ce119" table:content-validation-name="val1" table:formula="of:=IF(ISNUMBER([.E30]);[.E30]-[.I30];&quot;&quot;)">
            <text:p/>
          </table:table-cell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7" table:content-validation-name="val1"/>
          <table:table-cell table:style-name="ce55" table:content-validation-name="val1" office:value-type="date" office:date-value="2014-01-30" calcext:value-type="date">
            <text:p>30-Jan-2014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80" table:content-validation-name="val1" office:value-type="date" office:date-value="2014-01-30" calcext:value-type="date">
            <text:p>30-Jan-2014</text:p>
          </table:table-cell>
          <table:table-cell table:style-name="ce92" table:content-validation-name="val1"/>
          <table:table-cell table:style-name="ce104" table:content-validation-name="val1" table:formula="of:=IF(ISNUMBER([.F31]);[.F31]-[.D31]+1;&quot;&quot;)" office:value-type="float" office:value="1" calcext:value-type="float">
            <text:p>1</text:p>
          </table:table-cell>
          <table:table-cell table:style-name="ce112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19" table:content-validation-name="val1" table:formula="of:=IF(ISNUMBER([.E31]);[.E31]-[.I31];&quot;&quot;)" office:value-type="float" office:value="1" calcext:value-type="float">
            <text:p>1</text:p>
          </table:table-cell>
          <table:table-cell table:style-name="ce130" table:content-validation-name="val1" table:number-columns-repeated="42"/>
          <table:table-cell table:style-name="ce140" table:content-validation-name="val1" table:number-columns-repeated="139"/>
          <table:table-cell table:style-name="ce148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30" table:content-validation-name="val1"/>
          <table:table-cell table:style-name="ce38" table:content-validation-name="val1"/>
          <table:table-cell table:style-name="ce54" table:content-validation-name="val1"/>
          <table:table-cell table:style-name="ce67" table:content-validation-name="val1"/>
          <table:table-cell table:style-name="ce78" table:content-validation-name="val1"/>
          <table:table-cell table:style-name="ce90" table:content-validation-name="val1"/>
          <table:table-cell table:style-name="ce104" table:content-validation-name="val1"/>
          <table:table-cell table:style-name="ce112" table:content-validation-name="val1"/>
          <table:table-cell table:style-name="ce119" table:content-validation-name="val1"/>
          <table:table-cell table:style-name="ce130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31" table:content-validation-name="val1" table:number-columns-repeated="2"/>
          <table:table-cell table:style-name="ce57" table:content-validation-name="val1"/>
          <table:table-cell table:style-name="ce70" table:content-validation-name="val1"/>
          <table:table-cell table:style-name="ce81" table:content-validation-name="val1"/>
          <table:table-cell table:style-name="ce94" table:content-validation-name="val1"/>
          <table:table-cell table:style-name="ce105" table:content-validation-name="val1"/>
          <table:table-cell table:style-name="ce113" table:content-validation-name="val1"/>
          <table:table-cell table:style-name="ce120" table:content-validation-name="val1"/>
          <table:table-cell table:style-name="ce130" table:content-validation-name="val1" table:number-columns-repeated="42"/>
          <table:table-cell table:style-name="ce141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2" table:content-validation-name="val1"/>
          <table:table-cell table:style-name="ce13" table:content-validation-name="val1"/>
          <table:table-cell table:style-name="ce58" table:content-validation-name="val1"/>
          <table:table-cell table:style-name="ce71" table:content-validation-name="val1"/>
          <table:table-cell table:style-name="ce58" table:content-validation-name="val1"/>
          <table:table-cell table:style-name="ce95" table:content-validation-name="val1"/>
          <table:table-cell table:style-name="ce106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9" table:content-validation-name="val1"/>
          <table:table-cell table:style-name="ce59" table:content-validation-name="val1"/>
          <table:table-cell table:style-name="ce72" table:content-validation-name="val1"/>
          <table:table-cell table:style-name="ce59" table:content-validation-name="val1"/>
          <table:table-cell table:style-name="ce96" table:content-validation-name="val1"/>
          <table:table-cell table:style-name="ce107" table:content-validation-name="val1" table:number-columns-repeated="2"/>
          <table:table-cell table:style-name="ce72" table:content-validation-name="val1"/>
          <table:table-cell table:style-name="ce39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40" table:content-validation-name="val1"/>
          <table:table-cell table:style-name="ce60" table:content-validation-name="val1"/>
          <table:table-cell table:style-name="ce73" table:content-validation-name="val1"/>
          <table:table-cell table:style-name="ce60" table:content-validation-name="val1"/>
          <table:table-cell table:style-name="ce97" table:content-validation-name="val1"/>
          <table:table-cell table:style-name="ce108" table:content-validation-name="val1" table:number-columns-repeated="2"/>
          <table:table-cell table:style-name="ce73" table:content-validation-name="val1"/>
          <table:table-cell table:style-name="ce40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3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4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4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4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4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4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4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4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4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5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6" table:content-validation-name="val1"/>
          <table:table-cell table:style-name="ce14" table:content-validation-name="val1"/>
          <table:table-cell table:style-name="ce46" table:content-validation-name="val1"/>
          <table:table-cell table:style-name="ce82" table:content-validation-name="val1"/>
          <table:table-cell table:content-validation-name="val1"/>
          <table:table-cell table:style-name="ce98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6" table:content-validation-name="val1"/>
          <table:table-cell table:style-name="ce14" table:content-validation-name="val1"/>
          <table:table-cell table:style-name="ce46" table:content-validation-name="val1"/>
          <table:table-cell table:style-name="ce82" table:content-validation-name="val1"/>
          <table:table-cell table:content-validation-name="val1"/>
          <table:table-cell table:style-name="ce98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3" table:content-validation-name="val1"/>
          <table:table-cell table:style-name="Default" table:content-validation-name="val1"/>
          <table:table-cell table:style-name="ce46" table:content-validation-name="val1"/>
          <table:table-cell table:style-name="ce14" table:content-validation-name="val1"/>
          <table:table-cell table:style-name="ce46" table:content-validation-name="val1"/>
          <table:table-cell table:style-name="ce82" table:content-validation-name="val1"/>
          <table:table-cell table:content-validation-name="val1"/>
          <table:table-cell table:style-name="ce98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4" table:content-validation-name="val1"/>
          <table:table-cell table:style-name="Default" table:content-validation-name="val1"/>
          <table:table-cell table:style-name="ce46" table:content-validation-name="val1"/>
          <table:table-cell table:style-name="ce14" table:content-validation-name="val1"/>
          <table:table-cell table:style-name="ce46" table:content-validation-name="val1"/>
          <table:table-cell table:style-name="ce82" table:content-validation-name="val1"/>
          <table:table-cell table:content-validation-name="val1"/>
          <table:table-cell table:style-name="ce98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6" table:content-validation-name="val1"/>
          <table:table-cell table:style-name="ce14" table:content-validation-name="val1"/>
          <table:table-cell table:style-name="ce46" table:content-validation-name="val1"/>
          <table:table-cell table:style-name="ce82" table:content-validation-name="val1"/>
          <table:table-cell table:content-validation-name="val1"/>
          <table:table-cell table:style-name="ce98" table:content-validation-name="val1"/>
          <table:table-cell table:style-name="ce14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9" table:number-rows-repeated="7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14:'Gantt Chart'.GI33 'Gantt Chart'.K8:'Gantt Chart'.GI12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4:'Gantt Chart'.GI33 'Gantt Chart'.K11:'Gantt Chart'.GI12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2 'Gantt Chart'.G14:'Gantt Chart'.G3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3:'Gantt Chart'.GI13">
            <calcext:condition calcext:apply-style-name="Today" calcext:value="formula-is([.K$10]=TODAY())" calcext:base-cell-address="'Gantt Chart'.K13"/>
            <calcext:condition calcext:apply-style-name="Weekend" calcext:value="formula-is(OR(WEEKDAY([.K$10])=1;WEEKDAY([.K$10])=7))" calcext:base-cell-address="'Gantt Chart'.K13"/>
            <calcext:condition calcext:apply-style-name="Holiday" calcext:value="formula-is(ISNUMBER(MATCH([.K$10];Holidays;0)))" calcext:base-cell-address="'Gantt Chart'.K13"/>
          </calcext:conditional-format>
          <calcext:conditional-format calcext:target-range-address="'Gantt Chart'.K13:'Gantt Chart'.GI13">
            <calcext:condition calcext:apply-style-name="Task_Completed" calcext:value="formula-is(AND([.$E13]&gt;0;[.K$10]&gt;=[.$D13];[.K$10]&lt;=[.$F13];WORKDAY([.$D13];[.$E13]*[.$G13];Holidays)&gt;[.K$10]))" calcext:base-cell-address="'Gantt Chart'.K13"/>
            <calcext:condition calcext:apply-style-name="Task_Scheduled" calcext:value="formula-is(AND([.$E13]&gt;0;[.K$10]&gt;=[.$D13];[.K$10]&lt;=[.$F13];WORKDAY([.$D13];[.$E13]*[.$G13];Holidays)&lt;=[.K$10]))" calcext:base-cell-address="'Gantt Chart'.K13"/>
            <calcext:condition calcext:apply-style-name="Milestone" calcext:value="formula-is(AND([.$D13]&gt;0;[.$F13]=&quot;&quot;;[.$D13]=[.K$10]))" calcext:base-cell-address="'Gantt Chart'.K13"/>
          </calcext:conditional-format>
          <calcext:conditional-format calcext:target-range-address="'Gantt Chart'.G13:'Gantt Chart'.G1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3"/>
        <table:named-range table:name="Holidays" table:base-cell-address="$'Gantt Chart'.$B$66" table:cell-range-address="$'Gantt Chart'.$C$58:.$C$78"/>
        <table:named-range table:name="Print_Area" table:base-cell-address="$'Gantt Chart'.$A$1" table:cell-range-address="$'Gantt Chart'.$A$1:.$GI$33"/>
        <table:named-range table:name="Tasks_Due_Dates" table:base-cell-address="$'Gantt Chart'.$F$30" table:cell-range-address="$'Gantt Chart'.$F$11:.$F$33"/>
        <table:named-range table:name="Tasks_Duration" table:base-cell-address="$'Gantt Chart'.$E$30" table:cell-range-address="$'Gantt Chart'.$E$11:.$E$33"/>
        <table:named-range table:name="Tasks_Percent_Complete" table:base-cell-address="$'Gantt Chart'.$D$11" table:cell-range-address="$'Gantt Chart'.$G$11:.$G$33"/>
        <table:named-range table:name="Tasks_Start_Dates" table:base-cell-address="$'Gantt Chart'.$D$11" table:cell-range-address="$'Gantt Chart'.$D$11:.$D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7P2" style:volatile="true">
      <loext:fill-character> </loext:fill-character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1P2" style:volatile="true">
      <loext:fill-character> </loext:fill-character>
      <number:text>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1" number:min-integer-digits="1"/>
    </number:number-style>
    <number:date-style style:name="N155">
      <number:day number:style="long"/>
    </number:date-style>
    <number:percentage-style style:name="N156">
      <number:number number:decimal-places="1" number:min-integer-digits="1"/>
      <number:text>%</number:text>
    </number:percentage-style>
    <number:date-style style:name="N157">
      <number:month number:textual="true"/>
      <number:text>-</number:text>
      <number:year/>
    </number:date-style>
    <number:number-style style:name="N16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1P2" style:volatile="true">
      <number:text> $</number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 number:style="long"/>
      <number:text> - </number:text>
      <number:month number:textual="true"/>
      <number:text> - </number:text>
      <number:year/>
    </number:date-style>
    <number:date-style style:name="N176P0" style:volatile="true">
      <number:month/>
      <number:text>-</number:text>
      <number:day/>
      <number:text>-</number:text>
      <number:year/>
    </number:date-style>
    <number:text-style style:name="N176">
      <number:text-content/>
      <style:map style:condition="value()&gt;=0" style:apply-style-name="N176P0"/>
    </number:text-style>
    <number:number-style style:name="N177">
      <number:number number:decimal-places="0" number:min-integer-digits="2"/>
    </number:number-style>
    <number:date-style style:name="N178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09:01:29.418497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9M3S</meta:editing-duration>
    <meta:editing-cycles>242</meta:editing-cycles>
    <meta:generator>LibreOffice/4.3.5.2$Linux_X86_64 LibreOffice_project/430m0$Build-2</meta:generator>
    <dc:date>2015-01-28T09:44:32.711935019</dc:date>
    <meta:document-statistic meta:table-count="1" meta:cell-count="685" meta:object-count="0"/>
    <meta:user-defined meta:name="Info 1"/>
    <meta:user-defined meta:name="Info 2"/>
    <meta:user-defined meta:name="Info 3"/>
    <meta:user-defined meta:name="Info 4"/>
  </office:meta>
</office:document-meta>
</file>